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20165d" officeooo:paragraph-rsid="0320165d" style:font-size-asian="10pt" style:font-size-complex="10pt"/>
    </style:style>
    <style:style style:name="P37" style:family="paragraph" style:parent-style-name="Text_20_body">
      <style:text-properties style:font-name="Courier 10 Pitch" fo:font-size="10pt" officeooo:rsid="0320165d" officeooo:paragraph-rsid="04ef623b" style:font-size-asian="10pt" style:font-size-complex="10pt"/>
    </style:style>
    <style:style style:name="P38" style:family="paragraph" style:parent-style-name="Text_20_body">
      <style:text-properties style:font-name="Courier 10 Pitch" fo:font-size="10pt" officeooo:rsid="03225488" officeooo:paragraph-rsid="03225488" style:font-size-asian="10pt" style:font-size-complex="10pt"/>
    </style:style>
    <style:style style:name="P39" style:family="paragraph" style:parent-style-name="Text_20_body">
      <style:text-properties style:font-name="Courier 10 Pitch" fo:font-size="10pt" officeooo:rsid="03225488" officeooo:paragraph-rsid="04211c04" style:font-size-asian="10pt" style:font-size-complex="10pt"/>
    </style:style>
    <style:style style:name="P40" style:family="paragraph" style:parent-style-name="Text_20_body">
      <style:text-properties style:font-name="Courier 10 Pitch" fo:font-size="10pt" officeooo:rsid="03236833" officeooo:paragraph-rsid="03236833" style:font-size-asian="10pt" style:font-size-complex="10pt"/>
    </style:style>
    <style:style style:name="P41" style:family="paragraph" style:parent-style-name="Text_20_body">
      <style:text-properties style:font-name="Courier 10 Pitch" fo:font-size="10pt" officeooo:rsid="0326e8d2" officeooo:paragraph-rsid="0326e8d2" style:font-size-asian="10pt" style:font-size-complex="10pt"/>
    </style:style>
    <style:style style:name="P42" style:family="paragraph" style:parent-style-name="Text_20_body">
      <style:text-properties style:font-name="Courier 10 Pitch" fo:font-size="10pt" officeooo:rsid="0326e8d2" officeooo:paragraph-rsid="03e45e83" style:font-size-asian="10pt" style:font-size-complex="10pt"/>
    </style:style>
    <style:style style:name="P43" style:family="paragraph" style:parent-style-name="Text_20_body">
      <style:text-properties style:font-name="Courier 10 Pitch" fo:font-size="10pt" officeooo:rsid="0326e8d2" officeooo:paragraph-rsid="04ec8584" style:font-size-asian="10pt" style:font-size-complex="10pt"/>
    </style:style>
    <style:style style:name="P44" style:family="paragraph" style:parent-style-name="Text_20_body">
      <style:text-properties style:font-name="Courier 10 Pitch" fo:font-size="10pt" officeooo:rsid="0327e025" officeooo:paragraph-rsid="0327e025" style:font-size-asian="10pt" style:font-size-complex="10pt"/>
    </style:style>
    <style:style style:name="P45" style:family="paragraph" style:parent-style-name="Text_20_body">
      <style:text-properties style:font-name="Courier 10 Pitch" fo:font-size="10pt" officeooo:rsid="0327e025" officeooo:paragraph-rsid="0418b527" style:font-size-asian="10pt" style:font-size-complex="10pt"/>
    </style:style>
    <style:style style:name="P46" style:family="paragraph" style:parent-style-name="Text_20_body">
      <style:text-properties style:font-name="Courier 10 Pitch" fo:font-size="10pt" officeooo:rsid="0327e025" officeooo:paragraph-rsid="041b81c1" style:font-size-asian="10pt" style:font-size-complex="10pt"/>
    </style:style>
    <style:style style:name="P47" style:family="paragraph" style:parent-style-name="Text_20_body">
      <style:text-properties style:font-name="Courier 10 Pitch" fo:font-size="10pt" officeooo:rsid="0328ac2b" officeooo:paragraph-rsid="0328ac2b" style:font-size-asian="10pt" style:font-size-complex="10pt"/>
    </style:style>
    <style:style style:name="P48" style:family="paragraph" style:parent-style-name="Text_20_body">
      <style:text-properties style:font-name="Courier 10 Pitch" fo:font-size="10pt" officeooo:rsid="0329a59c" officeooo:paragraph-rsid="0329a59c" style:font-size-asian="10pt" style:font-size-complex="10pt"/>
    </style:style>
    <style:style style:name="P49" style:family="paragraph" style:parent-style-name="Text_20_body">
      <style:text-properties style:font-name="Courier 10 Pitch" fo:font-size="10pt" officeooo:rsid="032bbb2b" officeooo:paragraph-rsid="032bbb2b" style:font-size-asian="10pt" style:font-size-complex="10pt"/>
    </style:style>
    <style:style style:name="P50" style:family="paragraph" style:parent-style-name="Text_20_body">
      <style:text-properties style:font-name="Courier 10 Pitch" fo:font-size="10pt" officeooo:rsid="032bbb2b" officeooo:paragraph-rsid="03a1518e" style:font-size-asian="10pt" style:font-size-complex="10pt"/>
    </style:style>
    <style:style style:name="P51" style:family="paragraph" style:parent-style-name="Text_20_body">
      <style:text-properties style:font-name="Courier 10 Pitch" fo:font-size="10pt" officeooo:rsid="032bbb2b" officeooo:paragraph-rsid="03f02129" style:font-size-asian="10pt" style:font-size-complex="10pt"/>
    </style:style>
    <style:style style:name="P52" style:family="paragraph" style:parent-style-name="Text_20_body">
      <style:text-properties style:font-name="Courier 10 Pitch" fo:font-size="10pt" officeooo:rsid="04189fc7" officeooo:paragraph-rsid="0418b527" style:font-size-asian="10pt" style:font-size-complex="10pt"/>
    </style:style>
    <style:style style:name="P53" style:family="paragraph" style:parent-style-name="Text_20_body">
      <style:paragraph-properties fo:text-align="start" style:justify-single-word="false"/>
      <style:text-properties officeooo:rsid="02467069" officeooo:paragraph-rsid="02467069"/>
    </style:style>
    <style:style style:name="P54" style:family="paragraph" style:parent-style-name="Text_20_body">
      <style:paragraph-properties fo:text-align="start" style:justify-single-word="false"/>
      <style:text-properties officeooo:rsid="0247e5fd" officeooo:paragraph-rsid="0247e5fd"/>
    </style:style>
    <style:style style:name="P55" style:family="paragraph" style:parent-style-name="Text_20_body">
      <style:text-properties officeooo:rsid="0251bdbe" officeooo:paragraph-rsid="0251bdbe"/>
    </style:style>
    <style:style style:name="P56" style:family="paragraph" style:parent-style-name="Text_20_body">
      <style:text-properties officeooo:rsid="025c94a4" officeooo:paragraph-rsid="025c94a4"/>
    </style:style>
    <style:style style:name="P57" style:family="paragraph" style:parent-style-name="Text_20_body">
      <style:text-properties style:font-name="Liberation Serif" fo:font-size="12pt" officeooo:rsid="031fc242" officeooo:paragraph-rsid="031fc242" style:font-size-asian="10.5pt" style:font-size-complex="12pt"/>
    </style:style>
    <style:style style:name="P58" style:family="paragraph" style:parent-style-name="Text_20_body">
      <style:text-properties style:font-name="Liberation Serif" fo:font-size="12pt" officeooo:rsid="031fc242" officeooo:paragraph-rsid="03f421d4" style:font-size-asian="10.5pt" style:font-size-complex="12pt"/>
    </style:style>
    <style:style style:name="P59" style:family="paragraph" style:parent-style-name="Text_20_body">
      <style:text-properties style:font-name="Liberation Serif" fo:font-size="12pt" officeooo:rsid="031fc242" officeooo:paragraph-rsid="03f82533" style:font-size-asian="10.5pt" style:font-size-complex="12pt"/>
    </style:style>
    <style:style style:name="P60" style:family="paragraph" style:parent-style-name="Text_20_body">
      <style:text-properties style:font-name="Liberation Serif" fo:font-size="12pt" officeooo:rsid="0320a8a2" officeooo:paragraph-rsid="0320a8a2" style:font-size-asian="10.5pt" style:font-size-complex="12pt"/>
    </style:style>
    <style:style style:name="P61" style:family="paragraph" style:parent-style-name="Text_20_body">
      <style:text-properties style:font-name="Liberation Serif" fo:font-size="12pt" officeooo:rsid="03236833" officeooo:paragraph-rsid="03236833" style:font-size-asian="10.5pt" style:font-size-complex="12pt"/>
    </style:style>
    <style:style style:name="P62" style:family="paragraph" style:parent-style-name="Text_20_body">
      <style:text-properties style:font-name="Liberation Serif" fo:font-size="12pt" officeooo:rsid="03236833" officeooo:paragraph-rsid="04211c04" style:font-size-asian="10.5pt" style:font-size-complex="12pt"/>
    </style:style>
    <style:style style:name="P63" style:family="paragraph" style:parent-style-name="Text_20_body">
      <style:text-properties style:font-name="Liberation Serif" fo:font-size="12pt" officeooo:rsid="032511ad" officeooo:paragraph-rsid="032511ad" style:font-size-asian="10.5pt" style:font-size-complex="12pt"/>
    </style:style>
    <style:style style:name="P64" style:family="paragraph" style:parent-style-name="Text_20_body">
      <style:text-properties style:font-name="Liberation Serif" fo:font-size="12pt" officeooo:rsid="032511ad" officeooo:paragraph-rsid="03e45e83" style:font-size-asian="10.5pt" style:font-size-complex="12pt"/>
    </style:style>
    <style:style style:name="P65" style:family="paragraph" style:parent-style-name="Text_20_body">
      <style:text-properties style:font-name="Liberation Serif" fo:font-size="12pt" officeooo:rsid="0326f512" officeooo:paragraph-rsid="0326f512" style:font-size-asian="10.5pt" style:font-size-complex="12pt"/>
    </style:style>
    <style:style style:name="P66" style:family="paragraph" style:parent-style-name="Text_20_body">
      <style:text-properties style:font-name="Liberation Serif" fo:font-size="12pt" officeooo:rsid="0327e025" officeooo:paragraph-rsid="0327e025" style:font-size-asian="10.5pt" style:font-size-complex="12pt"/>
    </style:style>
    <style:style style:name="P67" style:family="paragraph" style:parent-style-name="Text_20_body">
      <style:text-properties style:font-name="Liberation Serif" fo:font-size="12pt" officeooo:rsid="0328ac2b" officeooo:paragraph-rsid="0328ac2b" style:font-size-asian="10.5pt" style:font-size-complex="12pt"/>
    </style:style>
    <style:style style:name="P68" style:family="paragraph" style:parent-style-name="Text_20_body">
      <style:text-properties style:font-name="Liberation Serif" fo:font-size="12pt" officeooo:rsid="032bbb2b" officeooo:paragraph-rsid="032bbb2b" style:font-size-asian="10.5pt" style:font-size-complex="12pt"/>
    </style:style>
    <style:style style:name="P69" style:family="paragraph" style:parent-style-name="Text_20_body">
      <style:text-properties style:font-name="Liberation Serif" fo:font-size="12pt" officeooo:rsid="032bbb2b" officeooo:paragraph-rsid="03a1518e" style:font-size-asian="10.5pt" style:font-size-complex="12pt"/>
    </style:style>
    <style:style style:name="P70" style:family="paragraph" style:parent-style-name="Text_20_body">
      <style:text-properties style:font-name="Liberation Serif" fo:font-size="12pt" officeooo:rsid="032bbb2b" officeooo:paragraph-rsid="03f02129" style:font-size-asian="10.5pt" style:font-size-complex="12pt"/>
    </style:style>
    <style:style style:name="P71"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2" style:family="paragraph" style:parent-style-name="Text_20_body">
      <style:text-properties style:font-name="Liberation Serif" fo:font-size="12pt" officeooo:rsid="03a1518e" officeooo:paragraph-rsid="03a1518e" style:font-size-asian="10.5pt" style:font-size-complex="12pt"/>
    </style:style>
    <style:style style:name="P73" style:family="paragraph" style:parent-style-name="Text_20_body">
      <style:text-properties style:font-name="Liberation Serif" fo:font-size="12pt" officeooo:rsid="03a1518e" officeooo:paragraph-rsid="03f02129" style:font-size-asian="10.5pt" style:font-size-complex="12pt"/>
    </style:style>
    <style:style style:name="P74" style:family="paragraph" style:parent-style-name="Text_20_body">
      <style:text-properties style:font-name="Liberation Serif" fo:font-size="12pt" officeooo:rsid="04211c04" officeooo:paragraph-rsid="04211c04" style:font-size-asian="10.5pt" style:font-size-complex="12pt"/>
    </style:style>
    <style:style style:name="P75" style:family="paragraph" style:parent-style-name="Text_20_body">
      <style:text-properties style:font-name="Liberation Serif" fo:font-size="12pt" officeooo:rsid="04ec8584" officeooo:paragraph-rsid="04ef623b" style:font-size-asian="10.5pt" style:font-size-complex="12pt"/>
    </style:style>
    <style:style style:name="P76" style:family="paragraph" style:parent-style-name="Text_20_body">
      <style:text-properties officeooo:rsid="0279dac1" officeooo:paragraph-rsid="0279dac1"/>
    </style:style>
    <style:style style:name="P77" style:family="paragraph" style:parent-style-name="Text_20_body">
      <style:text-properties officeooo:rsid="02840250" officeooo:paragraph-rsid="02840250"/>
    </style:style>
    <style:style style:name="P78" style:family="paragraph" style:parent-style-name="Text_20_body">
      <style:text-properties officeooo:rsid="028a9b5e" officeooo:paragraph-rsid="028a9b5e"/>
    </style:style>
    <style:style style:name="P79" style:family="paragraph" style:parent-style-name="Text_20_body">
      <style:text-properties officeooo:rsid="028a9b5e" officeooo:paragraph-rsid="03748cbf"/>
    </style:style>
    <style:style style:name="P80" style:family="paragraph" style:parent-style-name="Text_20_body">
      <style:text-properties officeooo:rsid="028d3a22" officeooo:paragraph-rsid="028f620e"/>
    </style:style>
    <style:style style:name="P81" style:family="paragraph" style:parent-style-name="Text_20_body">
      <style:text-properties officeooo:rsid="028d3a22" officeooo:paragraph-rsid="028d3a22"/>
    </style:style>
    <style:style style:name="P82" style:family="paragraph" style:parent-style-name="Text_20_body">
      <style:text-properties officeooo:rsid="0292c63c" officeooo:paragraph-rsid="0292c63c"/>
    </style:style>
    <style:style style:name="P83" style:family="paragraph" style:parent-style-name="Text_20_body">
      <style:text-properties officeooo:rsid="0292c63c" officeooo:paragraph-rsid="029af454"/>
    </style:style>
    <style:style style:name="P84" style:family="paragraph" style:parent-style-name="Text_20_body">
      <style:text-properties officeooo:rsid="02a13947" officeooo:paragraph-rsid="03639f12"/>
    </style:style>
    <style:style style:name="P85" style:family="paragraph" style:parent-style-name="Text_20_body">
      <style:paragraph-properties fo:text-align="start" style:justify-single-word="false"/>
      <style:text-properties officeooo:rsid="02a13947" officeooo:paragraph-rsid="03639f12"/>
    </style:style>
    <style:style style:name="P86" style:family="paragraph" style:parent-style-name="Text_20_body">
      <style:paragraph-properties fo:text-align="start" style:justify-single-word="false"/>
      <style:text-properties officeooo:rsid="02a13947" officeooo:paragraph-rsid="0359aa0a"/>
    </style:style>
    <style:style style:name="P87" style:family="paragraph" style:parent-style-name="Text_20_body">
      <style:paragraph-properties fo:text-align="start" style:justify-single-word="false"/>
      <style:text-properties officeooo:rsid="0202f779" officeooo:paragraph-rsid="0202f779"/>
    </style:style>
    <style:style style:name="P88" style:family="paragraph" style:parent-style-name="Text_20_body">
      <style:text-properties officeooo:rsid="02a64632" officeooo:paragraph-rsid="02a64632"/>
    </style:style>
    <style:style style:name="P89" style:family="paragraph" style:parent-style-name="Text_20_body">
      <style:text-properties officeooo:rsid="02a64632" officeooo:paragraph-rsid="02a7a40d"/>
    </style:style>
    <style:style style:name="P90" style:family="paragraph" style:parent-style-name="Text_20_body">
      <style:text-properties officeooo:rsid="02abbc40" officeooo:paragraph-rsid="02abbc40"/>
    </style:style>
    <style:style style:name="P91" style:family="paragraph" style:parent-style-name="Text_20_body">
      <style:text-properties officeooo:rsid="02abbc40" officeooo:paragraph-rsid="02acf251"/>
    </style:style>
    <style:style style:name="P92" style:family="paragraph" style:parent-style-name="Text_20_body">
      <style:text-properties officeooo:rsid="02b006b1" officeooo:paragraph-rsid="02b006b1"/>
    </style:style>
    <style:style style:name="P93" style:family="paragraph" style:parent-style-name="Text_20_body">
      <style:text-properties officeooo:rsid="02b006b1" officeooo:paragraph-rsid="0305d5df"/>
    </style:style>
    <style:style style:name="P94" style:family="paragraph" style:parent-style-name="Text_20_body">
      <style:text-properties officeooo:rsid="02b006b1" officeooo:paragraph-rsid="037b9240"/>
    </style:style>
    <style:style style:name="P95" style:family="paragraph" style:parent-style-name="Text_20_body">
      <style:text-properties officeooo:rsid="02b4f811" officeooo:paragraph-rsid="02b4f811"/>
    </style:style>
    <style:style style:name="P96" style:family="paragraph" style:parent-style-name="Text_20_body">
      <style:text-properties officeooo:rsid="02b4f811" officeooo:paragraph-rsid="037b9240"/>
    </style:style>
    <style:style style:name="P97" style:family="paragraph" style:parent-style-name="Text_20_body">
      <style:text-properties officeooo:rsid="02b72915" officeooo:paragraph-rsid="02b72915"/>
    </style:style>
    <style:style style:name="P98" style:family="paragraph" style:parent-style-name="Text_20_body">
      <style:text-properties officeooo:rsid="02b72915" officeooo:paragraph-rsid="037b9240"/>
    </style:style>
    <style:style style:name="P99" style:family="paragraph" style:parent-style-name="Text_20_body">
      <style:text-properties officeooo:rsid="02ba682a" officeooo:paragraph-rsid="02ba682a"/>
    </style:style>
    <style:style style:name="P100" style:family="paragraph" style:parent-style-name="Text_20_body">
      <style:text-properties officeooo:rsid="02bacf5f" officeooo:paragraph-rsid="02bacf5f"/>
    </style:style>
    <style:style style:name="P101" style:family="paragraph" style:parent-style-name="Text_20_body">
      <style:text-properties officeooo:rsid="02c36d79" officeooo:paragraph-rsid="02c36d79"/>
    </style:style>
    <style:style style:name="P102" style:family="paragraph" style:parent-style-name="Text_20_body">
      <style:text-properties officeooo:rsid="02c8ed27" officeooo:paragraph-rsid="02c9d163"/>
    </style:style>
    <style:style style:name="P103" style:family="paragraph" style:parent-style-name="Text_20_body">
      <style:text-properties officeooo:rsid="02cc5004" officeooo:paragraph-rsid="02cc5004"/>
    </style:style>
    <style:style style:name="P104" style:family="paragraph" style:parent-style-name="Text_20_body">
      <style:text-properties officeooo:rsid="02cdbeb0" officeooo:paragraph-rsid="02cdbeb0"/>
    </style:style>
    <style:style style:name="P105" style:family="paragraph" style:parent-style-name="Text_20_body">
      <style:text-properties officeooo:rsid="02cf1b49" officeooo:paragraph-rsid="02cf1b49"/>
    </style:style>
    <style:style style:name="P106" style:family="paragraph" style:parent-style-name="Text_20_body">
      <style:text-properties officeooo:rsid="02dae778" officeooo:paragraph-rsid="02dae778"/>
    </style:style>
    <style:style style:name="P107" style:family="paragraph" style:parent-style-name="Text_20_body">
      <style:text-properties officeooo:rsid="02f19778" officeooo:paragraph-rsid="02f19778"/>
    </style:style>
    <style:style style:name="P108" style:family="paragraph" style:parent-style-name="Text_20_body">
      <style:text-properties officeooo:rsid="02f48b93" officeooo:paragraph-rsid="02f48b93"/>
    </style:style>
    <style:style style:name="P109" style:family="paragraph" style:parent-style-name="Text_20_body">
      <style:text-properties officeooo:rsid="03019aee" officeooo:paragraph-rsid="03019aee"/>
    </style:style>
    <style:style style:name="P110" style:family="paragraph" style:parent-style-name="Text_20_body">
      <style:paragraph-properties fo:text-align="start" style:justify-single-word="false"/>
      <style:text-properties officeooo:rsid="01f0ba79" officeooo:paragraph-rsid="01f0ba79"/>
    </style:style>
    <style:style style:name="P111" style:family="paragraph" style:parent-style-name="Text_20_body">
      <style:paragraph-properties fo:text-align="start" style:justify-single-word="false"/>
      <style:text-properties officeooo:rsid="030e929e" officeooo:paragraph-rsid="030e929e"/>
    </style:style>
    <style:style style:name="P112" style:family="paragraph" style:parent-style-name="Text_20_body">
      <style:text-properties officeooo:rsid="031f540b" officeooo:paragraph-rsid="031f540b"/>
    </style:style>
    <style:style style:name="P113" style:family="paragraph" style:parent-style-name="Text_20_body">
      <style:text-properties officeooo:rsid="032fe60b" officeooo:paragraph-rsid="032fe60b"/>
    </style:style>
    <style:style style:name="P114" style:family="paragraph" style:parent-style-name="Text_20_body">
      <style:text-properties officeooo:rsid="0336a350" officeooo:paragraph-rsid="0336a350"/>
    </style:style>
    <style:style style:name="P115" style:family="paragraph" style:parent-style-name="Text_20_body">
      <style:text-properties officeooo:rsid="03490997" officeooo:paragraph-rsid="03490997"/>
    </style:style>
    <style:style style:name="P116" style:family="paragraph" style:parent-style-name="Text_20_body">
      <style:text-properties officeooo:rsid="034d472b" officeooo:paragraph-rsid="034d472b"/>
    </style:style>
    <style:style style:name="P117" style:family="paragraph" style:parent-style-name="Text_20_body">
      <style:text-properties officeooo:rsid="035be570" officeooo:paragraph-rsid="035be570"/>
    </style:style>
    <style:style style:name="P118" style:family="paragraph" style:parent-style-name="Text_20_body">
      <style:text-properties officeooo:rsid="035d8c2d" officeooo:paragraph-rsid="035d8c2d"/>
    </style:style>
    <style:style style:name="P119" style:family="paragraph" style:parent-style-name="Text_20_body">
      <style:text-properties officeooo:rsid="035eb797" officeooo:paragraph-rsid="035eb797"/>
    </style:style>
    <style:style style:name="P120" style:family="paragraph" style:parent-style-name="Text_20_body">
      <style:paragraph-properties fo:text-align="start" style:justify-single-word="false"/>
      <style:text-properties officeooo:rsid="02363e6f" officeooo:paragraph-rsid="02363e6f"/>
    </style:style>
    <style:style style:name="P121" style:family="paragraph" style:parent-style-name="Text_20_body">
      <style:text-properties officeooo:rsid="037652f0" officeooo:paragraph-rsid="037652f0"/>
    </style:style>
    <style:style style:name="P122" style:family="paragraph" style:parent-style-name="Text_20_body">
      <style:text-properties officeooo:rsid="037ecc9a" officeooo:paragraph-rsid="037ecc9a"/>
    </style:style>
    <style:style style:name="P123" style:family="paragraph" style:parent-style-name="Text_20_body">
      <style:text-properties officeooo:rsid="038ab3c1" officeooo:paragraph-rsid="038ab3c1"/>
    </style:style>
    <style:style style:name="P124" style:family="paragraph" style:parent-style-name="Text_20_body">
      <style:text-properties officeooo:rsid="038ab3c1" officeooo:paragraph-rsid="038c09cb"/>
    </style:style>
    <style:style style:name="P125" style:family="paragraph" style:parent-style-name="Text_20_body">
      <style:text-properties officeooo:rsid="03a79fb2" officeooo:paragraph-rsid="03a79fb2"/>
    </style:style>
    <style:style style:name="P126" style:family="paragraph" style:parent-style-name="Text_20_body">
      <style:text-properties officeooo:rsid="03a7a6bf" officeooo:paragraph-rsid="03a7a6bf"/>
    </style:style>
    <style:style style:name="P127" style:family="paragraph" style:parent-style-name="Text_20_body">
      <style:text-properties officeooo:rsid="03d0ab54" officeooo:paragraph-rsid="03d0ab54"/>
    </style:style>
    <style:style style:name="P128" style:family="paragraph" style:parent-style-name="Text_20_body">
      <style:text-properties officeooo:rsid="031e5db2" officeooo:paragraph-rsid="031e5db2"/>
    </style:style>
    <style:style style:name="P129" style:family="paragraph" style:parent-style-name="Text_20_body">
      <style:text-properties officeooo:rsid="03da49f9" officeooo:paragraph-rsid="03da49f9"/>
    </style:style>
    <style:style style:name="P130" style:family="paragraph" style:parent-style-name="Text_20_body">
      <style:text-properties officeooo:rsid="03dca7cc" officeooo:paragraph-rsid="03dca7cc"/>
    </style:style>
    <style:style style:name="P131" style:family="paragraph" style:parent-style-name="Text_20_body">
      <style:text-properties officeooo:rsid="0331aadb" officeooo:paragraph-rsid="0331aadb"/>
    </style:style>
    <style:style style:name="P132" style:family="paragraph" style:parent-style-name="Text_20_body">
      <style:text-properties officeooo:rsid="04012477" officeooo:paragraph-rsid="04012477"/>
    </style:style>
    <style:style style:name="P133" style:family="paragraph" style:parent-style-name="Text_20_body">
      <style:text-properties officeooo:rsid="0402c1a5" officeooo:paragraph-rsid="0402c1a5"/>
    </style:style>
    <style:style style:name="P134" style:family="paragraph" style:parent-style-name="Text_20_body">
      <style:text-properties officeooo:rsid="042f09a2" officeooo:paragraph-rsid="042f09a2"/>
    </style:style>
    <style:style style:name="P135" style:family="paragraph" style:parent-style-name="Text_20_body">
      <style:text-properties officeooo:rsid="04354f9f" officeooo:paragraph-rsid="04354f9f"/>
    </style:style>
    <style:style style:name="P136" style:family="paragraph" style:parent-style-name="Text_20_body">
      <style:text-properties officeooo:paragraph-rsid="042f09a2"/>
    </style:style>
    <style:style style:name="P137" style:family="paragraph" style:parent-style-name="Text_20_body">
      <style:text-properties officeooo:paragraph-rsid="044b26ed"/>
    </style:style>
    <style:style style:name="P138" style:family="paragraph" style:parent-style-name="Text_20_body">
      <style:text-properties officeooo:rsid="044df690" officeooo:paragraph-rsid="044b26ed"/>
    </style:style>
    <style:style style:name="P139" style:family="paragraph" style:parent-style-name="Text_20_body">
      <style:text-properties officeooo:rsid="0437f040" officeooo:paragraph-rsid="0437f040"/>
    </style:style>
    <style:style style:name="P140" style:family="paragraph" style:parent-style-name="Text_20_body">
      <style:text-properties officeooo:rsid="0284a8c2" officeooo:paragraph-rsid="02889d51"/>
    </style:style>
    <style:style style:name="P141" style:family="paragraph" style:parent-style-name="Text_20_body">
      <style:text-properties officeooo:rsid="0465ce45" officeooo:paragraph-rsid="0465ce45"/>
    </style:style>
    <style:style style:name="P142" style:family="paragraph" style:parent-style-name="Text_20_body">
      <style:text-properties officeooo:rsid="0484a25d" officeooo:paragraph-rsid="0491e092"/>
    </style:style>
    <style:style style:name="P143" style:family="paragraph" style:parent-style-name="Text_20_body">
      <style:text-properties officeooo:rsid="0456998b" officeooo:paragraph-rsid="049d9a98"/>
    </style:style>
    <style:style style:name="P144" style:family="paragraph" style:parent-style-name="Text_20_body">
      <style:text-properties officeooo:rsid="04b04df1" officeooo:paragraph-rsid="04b04df1"/>
    </style:style>
    <style:style style:name="P145" style:family="paragraph" style:parent-style-name="Text_20_body">
      <style:text-properties officeooo:paragraph-rsid="04b28773"/>
    </style:style>
    <style:style style:name="P146" style:family="paragraph" style:parent-style-name="Text_20_body">
      <style:text-properties officeooo:rsid="04b66f8a" officeooo:paragraph-rsid="04b66f8a"/>
    </style:style>
    <style:style style:name="P147" style:family="paragraph" style:parent-style-name="Text_20_body">
      <style:text-properties officeooo:rsid="04ccafa1" officeooo:paragraph-rsid="0491e092"/>
    </style:style>
    <style:style style:name="P148" style:family="paragraph" style:parent-style-name="Text_20_body">
      <style:text-properties officeooo:paragraph-rsid="02c119af"/>
    </style:style>
    <style:style style:name="P149" style:family="paragraph" style:parent-style-name="Text_20_body">
      <style:text-properties officeooo:rsid="04dd31b5" officeooo:paragraph-rsid="04dd31b5"/>
    </style:style>
    <style:style style:name="P150" style:family="paragraph" style:parent-style-name="Text_20_body">
      <style:text-properties officeooo:rsid="04dd31b5" officeooo:paragraph-rsid="04e17e82"/>
    </style:style>
    <style:style style:name="P151" style:family="paragraph" style:parent-style-name="Text_20_body">
      <style:text-properties officeooo:paragraph-rsid="04e17e82"/>
    </style:style>
    <style:style style:name="P152" style:family="paragraph" style:parent-style-name="Text_20_body">
      <style:text-properties officeooo:paragraph-rsid="02ffa01d"/>
    </style:style>
    <style:style style:name="P153" style:family="paragraph" style:parent-style-name="Text_20_body">
      <style:text-properties officeooo:rsid="04e6a784" officeooo:paragraph-rsid="04e6a784"/>
    </style:style>
    <style:style style:name="P154" style:family="paragraph" style:parent-style-name="Text_20_body">
      <style:text-properties officeooo:paragraph-rsid="04e8a56c"/>
    </style:style>
    <style:style style:name="P155" style:family="paragraph" style:parent-style-name="Text_20_body">
      <style:text-properties officeooo:rsid="04ec8584" officeooo:paragraph-rsid="04ec8584"/>
    </style:style>
    <style:style style:name="P156" style:family="paragraph" style:parent-style-name="Subtitle">
      <style:text-properties officeooo:rsid="0251bdbe" officeooo:paragraph-rsid="0251bdbe"/>
    </style:style>
    <style:style style:name="P157" style:family="paragraph" style:parent-style-name="Standard">
      <style:paragraph-properties fo:text-align="start" style:justify-single-word="false"/>
      <style:text-properties officeooo:rsid="006a2413"/>
    </style:style>
    <style:style style:name="P158" style:family="paragraph" style:parent-style-name="Standard">
      <style:paragraph-properties fo:text-align="start" style:justify-single-word="false"/>
      <style:text-properties officeooo:paragraph-rsid="02d39616"/>
    </style:style>
    <style:style style:name="P159" style:family="paragraph" style:parent-style-name="Text_20_body">
      <style:paragraph-properties fo:margin-left="0.4925in" fo:margin-right="0in" fo:text-indent="0in" style:auto-text-indent="false"/>
      <style:text-properties officeooo:rsid="02c8ed27" officeooo:paragraph-rsid="02c9d163"/>
    </style:style>
    <style:style style:name="P160" style:family="paragraph" style:parent-style-name="Text_20_body">
      <style:paragraph-properties fo:margin-left="0.4925in" fo:margin-right="0in" fo:text-indent="0in" style:auto-text-indent="false"/>
      <style:text-properties officeooo:rsid="02b87ce4" officeooo:paragraph-rsid="02b87ce4"/>
    </style:style>
    <style:style style:name="P161" style:family="paragraph" style:parent-style-name="Text_20_body">
      <style:paragraph-properties fo:margin-left="0.4925in" fo:margin-right="0in" fo:text-indent="0in" style:auto-text-indent="false"/>
      <style:text-properties officeooo:rsid="02cdbeb0" officeooo:paragraph-rsid="02cdbeb0"/>
    </style:style>
    <style:style style:name="P162" style:family="paragraph" style:parent-style-name="Text_20_body">
      <style:paragraph-properties fo:margin-left="0.4925in" fo:margin-right="0in" fo:text-indent="0in" style:auto-text-indent="false"/>
      <style:text-properties officeooo:rsid="02cf1b49" officeooo:paragraph-rsid="02cf1b49"/>
    </style:style>
    <style:style style:name="P163"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64"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65"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66"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67"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68"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69"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70" style:family="paragraph" style:parent-style-name="Text_20_body">
      <style:paragraph-properties fo:margin-left="0.4925in" fo:margin-right="0in" fo:text-indent="0in" style:auto-text-indent="false"/>
      <style:text-properties officeooo:rsid="02f48b93" officeooo:paragraph-rsid="02f48b93"/>
    </style:style>
    <style:style style:name="P171" style:family="paragraph" style:parent-style-name="Text_20_body">
      <style:paragraph-properties fo:margin-left="0.4925in" fo:margin-right="0in" fo:text-indent="0in" style:auto-text-indent="false"/>
      <style:text-properties officeooo:rsid="0336a350" officeooo:paragraph-rsid="0336a350"/>
    </style:style>
    <style:style style:name="P172" style:family="paragraph" style:parent-style-name="Text_20_body">
      <style:paragraph-properties fo:margin-left="0.4925in" fo:margin-right="0in" fo:text-indent="0in" style:auto-text-indent="false"/>
      <style:text-properties officeooo:rsid="037652f0" officeooo:paragraph-rsid="037652f0"/>
    </style:style>
    <style:style style:name="P173" style:family="paragraph" style:parent-style-name="Text_20_body">
      <style:paragraph-properties fo:margin-left="0.4925in" fo:margin-right="0in" fo:text-indent="0in" style:auto-text-indent="false"/>
      <style:text-properties officeooo:rsid="03d38c85" officeooo:paragraph-rsid="03d38c85"/>
    </style:style>
    <style:style style:name="P174" style:family="paragraph" style:parent-style-name="Text_20_body">
      <style:paragraph-properties fo:margin-left="0.4925in" fo:margin-right="0in" fo:text-indent="0in" style:auto-text-indent="false"/>
      <style:text-properties officeooo:rsid="02f4aa13" officeooo:paragraph-rsid="02f4aa13"/>
    </style:style>
    <style:style style:name="P175" style:family="paragraph" style:parent-style-name="Text_20_body">
      <style:paragraph-properties fo:margin-left="0.4925in" fo:margin-right="0in" fo:text-indent="0in" style:auto-text-indent="false"/>
      <style:text-properties officeooo:rsid="02cc5004" officeooo:paragraph-rsid="02cc5004"/>
    </style:style>
    <style:style style:name="P176" style:family="paragraph" style:parent-style-name="Text_20_body">
      <style:paragraph-properties fo:margin-left="0.4925in" fo:margin-right="0in" fo:text-indent="0in" style:auto-text-indent="false"/>
      <style:text-properties officeooo:rsid="0402c1a5" officeooo:paragraph-rsid="0402c1a5"/>
    </style:style>
    <style:style style:name="P177" style:family="paragraph" style:parent-style-name="Text_20_body">
      <style:paragraph-properties fo:margin-left="0.4925in" fo:margin-right="0in" fo:text-indent="0in" style:auto-text-indent="false"/>
      <style:text-properties officeooo:rsid="03d0ab54" officeooo:paragraph-rsid="03d0ab54"/>
    </style:style>
    <style:style style:name="P178" style:family="paragraph" style:parent-style-name="Text_20_body">
      <style:paragraph-properties fo:margin-left="0.4925in" fo:margin-right="0in" fo:text-indent="0in" style:auto-text-indent="false"/>
      <style:text-properties officeooo:rsid="02a64632" officeooo:paragraph-rsid="02a64632"/>
    </style:style>
    <style:style style:name="P179" style:family="paragraph" style:parent-style-name="Text_20_body">
      <style:paragraph-properties fo:margin-left="0in" fo:margin-right="0in" fo:text-indent="0in" style:auto-text-indent="false"/>
      <style:text-properties officeooo:rsid="02f4aa13" officeooo:paragraph-rsid="02f4aa13"/>
    </style:style>
    <style:style style:name="P180" style:family="paragraph" style:parent-style-name="Text_20_body">
      <style:paragraph-properties fo:margin-left="0in" fo:margin-right="0in" fo:text-indent="0in" style:auto-text-indent="false"/>
      <style:text-properties officeooo:rsid="0336a350" officeooo:paragraph-rsid="0336a350"/>
    </style:style>
    <style:style style:name="P181" style:family="paragraph" style:parent-style-name="Text_20_body">
      <style:paragraph-properties fo:margin-left="0in" fo:margin-right="0in" fo:text-indent="0in" style:auto-text-indent="false"/>
      <style:text-properties officeooo:rsid="03379fb7" officeooo:paragraph-rsid="03379fb7"/>
    </style:style>
    <style:style style:name="P182" style:family="paragraph" style:parent-style-name="Text_20_body">
      <style:paragraph-properties fo:margin-left="0in" fo:margin-right="0in" fo:text-indent="0in" style:auto-text-indent="false"/>
      <style:text-properties officeooo:rsid="03399bfd" officeooo:paragraph-rsid="03399bfd"/>
    </style:style>
    <style:style style:name="P183" style:family="paragraph" style:parent-style-name="Text_20_body">
      <style:paragraph-properties fo:margin-left="0in" fo:margin-right="0in" fo:text-indent="0in" style:auto-text-indent="false"/>
      <style:text-properties officeooo:rsid="033b6350" officeooo:paragraph-rsid="03459d68"/>
    </style:style>
    <style:style style:name="P184" style:family="paragraph" style:parent-style-name="Text_20_body">
      <style:paragraph-properties fo:margin-left="0in" fo:margin-right="0in" fo:text-indent="0in" style:auto-text-indent="false"/>
      <style:text-properties officeooo:rsid="03410fac" officeooo:paragraph-rsid="03410fac"/>
    </style:style>
    <style:style style:name="P185" style:family="paragraph" style:parent-style-name="Text_20_body">
      <style:paragraph-properties fo:margin-left="0in" fo:margin-right="0in" fo:text-indent="0in" style:auto-text-indent="false"/>
      <style:text-properties officeooo:rsid="03410fac" officeooo:paragraph-rsid="03459d68"/>
    </style:style>
    <style:style style:name="P186"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87"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88"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89" style:family="paragraph" style:parent-style-name="Text_20_body">
      <style:paragraph-properties fo:margin-left="0in" fo:margin-right="0in" fo:text-indent="0in" style:auto-text-indent="false"/>
      <style:text-properties officeooo:rsid="03d38c85" officeooo:paragraph-rsid="03d38c85"/>
    </style:style>
    <style:style style:name="P190" style:family="paragraph" style:parent-style-name="Text_20_body">
      <style:paragraph-properties fo:margin-left="0in" fo:margin-right="0in" fo:text-indent="0in" style:auto-text-indent="false"/>
      <style:text-properties officeooo:rsid="03ee5b69" officeooo:paragraph-rsid="03ee5b69"/>
    </style:style>
    <style:style style:name="P191" style:family="paragraph" style:parent-style-name="Text_20_body">
      <style:paragraph-properties fo:margin-left="0in" fo:margin-right="0in" fo:text-indent="0in" style:auto-text-indent="false"/>
      <style:text-properties officeooo:rsid="0402c1a5" officeooo:paragraph-rsid="0402c1a5"/>
    </style:style>
    <style:style style:name="P192" style:family="paragraph" style:parent-style-name="Text_20_body">
      <style:paragraph-properties fo:margin-left="0in" fo:margin-right="0in" fo:text-indent="0in" style:auto-text-indent="false"/>
      <style:text-properties officeooo:rsid="0414dd48" officeooo:paragraph-rsid="0414dd48"/>
    </style:style>
    <style:style style:name="P193"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9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9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96" style:family="paragraph" style:parent-style-name="Title">
      <style:text-properties officeooo:rsid="0251bdbe" officeooo:paragraph-rsid="0251bdbe"/>
    </style:style>
    <style:style style:name="P197" style:family="paragraph" style:parent-style-name="Contents_20_1">
      <style:paragraph-properties>
        <style:tab-stops>
          <style:tab-stop style:position="6.9252in" style:type="right" style:leader-style="dotted" style:leader-text="."/>
        </style:tab-stops>
      </style:paragraph-properties>
    </style:style>
    <style:style style:name="P198" style:family="paragraph" style:parent-style-name="Contents_20_1">
      <style:paragraph-properties fo:break-before="page">
        <style:tab-stops>
          <style:tab-stop style:position="6.9252in" style:type="right" style:leader-style="dotted" style:leader-text="."/>
        </style:tab-stops>
      </style:paragraph-properties>
    </style:style>
    <style:style style:name="P199" style:family="paragraph" style:parent-style-name="Contents_20_1">
      <style:paragraph-properties>
        <style:tab-stops>
          <style:tab-stop style:position="6.9252in" style:type="right" style:leader-style="dotted" style:leader-text="."/>
        </style:tab-stops>
      </style:paragraph-properties>
    </style:style>
    <style:style style:name="P200" style:family="paragraph" style:parent-style-name="Contents_20_1">
      <style:paragraph-properties fo:break-before="page">
        <style:tab-stops>
          <style:tab-stop style:position="6.9252in" style:type="right" style:leader-style="dotted" style:leader-text="."/>
        </style:tab-stops>
      </style:paragraph-properties>
    </style:style>
    <style:style style:name="P201" style:family="paragraph" style:parent-style-name="Heading_20_1">
      <style:paragraph-properties fo:break-before="page"/>
    </style:style>
    <style:style style:name="P202" style:family="paragraph" style:parent-style-name="Heading_20_1">
      <style:paragraph-properties fo:break-before="page"/>
      <style:text-properties officeooo:rsid="02ab5948" officeooo:paragraph-rsid="02ab5948"/>
    </style:style>
    <style:style style:name="P203" style:family="paragraph" style:parent-style-name="Heading_20_1">
      <style:paragraph-properties fo:break-before="page"/>
      <style:text-properties officeooo:rsid="02b006b1" officeooo:paragraph-rsid="02b006b1"/>
    </style:style>
    <style:style style:name="P204" style:family="paragraph" style:parent-style-name="Heading_20_1">
      <style:paragraph-properties fo:break-before="page"/>
      <style:text-properties officeooo:rsid="03055587" officeooo:paragraph-rsid="03055587"/>
    </style:style>
    <style:style style:name="P205" style:family="paragraph" style:parent-style-name="Heading_20_1">
      <style:paragraph-properties fo:break-before="page"/>
      <style:text-properties officeooo:rsid="0369b5f5" officeooo:paragraph-rsid="0369b5f5"/>
    </style:style>
    <style:style style:name="P206" style:family="paragraph" style:parent-style-name="Heading_20_1">
      <style:paragraph-properties fo:break-before="page"/>
      <style:text-properties officeooo:rsid="02c119af" officeooo:paragraph-rsid="02c119af"/>
    </style:style>
    <style:style style:name="P207" style:family="paragraph" style:parent-style-name="Heading_20_1">
      <style:paragraph-properties fo:break-before="page"/>
      <style:text-properties officeooo:rsid="04d9ef06" officeooo:paragraph-rsid="04d9ef06"/>
    </style:style>
    <style:style style:name="P208" style:family="paragraph" style:parent-style-name="Heading_20_1">
      <style:paragraph-properties fo:break-before="page"/>
      <style:text-properties officeooo:rsid="02840250" officeooo:paragraph-rsid="02840250"/>
    </style:style>
    <style:style style:name="P209" style:family="paragraph" style:parent-style-name="Heading_20_1">
      <style:paragraph-properties fo:break-before="page"/>
      <style:text-properties officeooo:rsid="028d3a22" officeooo:paragraph-rsid="028d3a22"/>
    </style:style>
    <style:style style:name="P210" style:family="paragraph" style:parent-style-name="Heading_20_1">
      <style:paragraph-properties fo:break-before="page"/>
      <style:text-properties officeooo:rsid="0437f040" officeooo:paragraph-rsid="0437f040"/>
    </style:style>
    <style:style style:name="P211" style:family="paragraph" style:parent-style-name="Heading_20_1">
      <style:paragraph-properties fo:break-before="page"/>
      <style:text-properties officeooo:rsid="02dae778" officeooo:paragraph-rsid="02dae778"/>
    </style:style>
    <style:style style:name="P212" style:family="paragraph" style:parent-style-name="Heading_20_1">
      <style:paragraph-properties fo:break-before="page"/>
      <style:text-properties officeooo:rsid="0292c63c" officeooo:paragraph-rsid="0292c63c"/>
    </style:style>
    <style:style style:name="P213" style:family="paragraph" style:parent-style-name="Heading_20_1" style:list-style-name="">
      <style:paragraph-properties fo:break-before="page"/>
      <style:text-properties officeooo:rsid="0496a375" officeooo:paragraph-rsid="0496a375"/>
    </style:style>
    <style:style style:name="P214" style:family="paragraph" style:parent-style-name="Heading_20_1">
      <style:paragraph-properties fo:break-before="page"/>
      <style:text-properties officeooo:rsid="03879c3f" officeooo:paragraph-rsid="03879c3f"/>
    </style:style>
    <style:style style:name="P215" style:family="paragraph" style:parent-style-name="Heading_20_1">
      <style:paragraph-properties fo:break-before="page"/>
      <style:text-properties officeooo:rsid="025c94a4" officeooo:paragraph-rsid="025c94a4"/>
    </style:style>
    <style:style style:name="P216" style:family="paragraph" style:parent-style-name="Heading_20_1">
      <style:paragraph-properties fo:break-before="page"/>
      <style:text-properties officeooo:rsid="035cb5bb" officeooo:paragraph-rsid="035cb5bb"/>
    </style:style>
    <style:style style:name="P217" style:family="paragraph" style:parent-style-name="Heading_20_1">
      <style:paragraph-properties fo:break-before="page"/>
      <style:text-properties officeooo:rsid="042f09a2" officeooo:paragraph-rsid="042f09a2"/>
    </style:style>
    <style:style style:name="P218" style:family="paragraph" style:parent-style-name="Heading_20_1">
      <style:paragraph-properties fo:break-before="page"/>
      <style:text-properties officeooo:rsid="035ba004" officeooo:paragraph-rsid="035ba004"/>
    </style:style>
    <style:style style:name="P219" style:family="paragraph" style:parent-style-name="Heading_20_1">
      <style:paragraph-properties fo:break-before="page"/>
      <style:text-properties officeooo:rsid="0279dac1" officeooo:paragraph-rsid="0279dac1"/>
    </style:style>
    <style:style style:name="P220" style:family="paragraph" style:parent-style-name="Heading_20_1">
      <style:paragraph-properties fo:break-before="page"/>
      <style:text-properties officeooo:rsid="031e5db2" officeooo:paragraph-rsid="031e5db2"/>
    </style:style>
    <style:style style:name="P221" style:family="paragraph" style:parent-style-name="Heading_20_1">
      <style:paragraph-properties fo:break-before="page"/>
      <style:text-properties officeooo:rsid="032fe60b" officeooo:paragraph-rsid="032fe60b"/>
    </style:style>
    <style:style style:name="P222" style:family="paragraph" style:parent-style-name="Heading_20_1">
      <style:paragraph-properties fo:break-before="page"/>
      <style:text-properties officeooo:rsid="02a44c5b" officeooo:paragraph-rsid="02a44c5b"/>
    </style:style>
    <style:style style:name="P223" style:family="paragraph" style:parent-style-name="Heading_20_1">
      <style:paragraph-properties fo:break-before="page"/>
      <style:text-properties officeooo:rsid="0284a8c2" officeooo:paragraph-rsid="0284a8c2"/>
    </style:style>
    <style:style style:name="P224" style:family="paragraph" style:parent-style-name="Heading_20_1">
      <style:paragraph-properties fo:break-before="page"/>
      <style:text-properties officeooo:rsid="02f19778" officeooo:paragraph-rsid="02f19778"/>
    </style:style>
    <style:style style:name="P225" style:family="paragraph" style:parent-style-name="Heading_20_1">
      <style:paragraph-properties fo:break-before="page"/>
      <style:text-properties officeooo:rsid="0451631a" officeooo:paragraph-rsid="0451631a"/>
    </style:style>
    <style:style style:name="P226" style:family="paragraph" style:parent-style-name="Heading_20_1">
      <style:paragraph-properties fo:break-before="page"/>
      <style:text-properties officeooo:rsid="03dca7cc" officeooo:paragraph-rsid="03dca7cc"/>
    </style:style>
    <style:style style:name="P227" style:family="paragraph" style:parent-style-name="Heading_20_1" style:list-style-name="">
      <style:paragraph-properties fo:break-before="page"/>
      <style:text-properties officeooo:rsid="0410f587" officeooo:paragraph-rsid="0410f587"/>
    </style:style>
    <style:style style:name="P228" style:family="paragraph" style:parent-style-name="Heading_20_1" style:list-style-name="">
      <style:paragraph-properties fo:break-before="page"/>
      <style:text-properties officeooo:rsid="049f6163" officeooo:paragraph-rsid="049f6163"/>
    </style:style>
    <style:style style:name="P229" style:family="paragraph" style:parent-style-name="Heading_20_1">
      <style:paragraph-properties fo:break-before="page"/>
      <style:text-properties officeooo:rsid="02a13947" officeooo:paragraph-rsid="03639f12"/>
    </style:style>
    <style:style style:name="P230" style:family="paragraph" style:parent-style-name="Heading_20_1">
      <style:paragraph-properties fo:break-before="page"/>
      <style:text-properties officeooo:rsid="03490997" officeooo:paragraph-rsid="03490997"/>
    </style:style>
    <style:style style:name="P231" style:family="paragraph" style:parent-style-name="Heading_20_1">
      <style:paragraph-properties fo:break-before="page"/>
      <style:text-properties officeooo:rsid="03a7a6bf" officeooo:paragraph-rsid="03a7a6bf"/>
    </style:style>
    <style:style style:name="P232" style:family="paragraph" style:parent-style-name="Heading_20_1">
      <style:paragraph-properties fo:break-before="page"/>
      <style:text-properties officeooo:rsid="03019aee" officeooo:paragraph-rsid="03019aee"/>
    </style:style>
    <style:style style:name="P233" style:family="paragraph" style:parent-style-name="Heading_20_1">
      <style:paragraph-properties fo:break-before="page"/>
      <style:text-properties officeooo:rsid="02fdf977" officeooo:paragraph-rsid="02fdf977"/>
    </style:style>
    <style:style style:name="P234" style:family="paragraph" style:parent-style-name="Standard" style:list-style-name="L5"/>
    <style:style style:name="P235" style:family="paragraph" style:parent-style-name="Text_20_body" style:list-style-name="L1">
      <style:text-properties officeooo:rsid="029a621f" officeooo:paragraph-rsid="029a621f"/>
    </style:style>
    <style:style style:name="P236" style:family="paragraph" style:parent-style-name="Text_20_body" style:list-style-name="L1">
      <style:text-properties officeooo:rsid="029af454" officeooo:paragraph-rsid="029af454"/>
    </style:style>
    <style:style style:name="P237" style:family="paragraph" style:parent-style-name="Text_20_body" style:list-style-name="L2">
      <style:text-properties officeooo:rsid="028098ec" officeooo:paragraph-rsid="028098ec"/>
    </style:style>
    <style:style style:name="P238" style:family="paragraph" style:parent-style-name="Text_20_body" style:list-style-name="L2">
      <style:text-properties officeooo:rsid="02b31ec4" officeooo:paragraph-rsid="02b31ec4"/>
    </style:style>
    <style:style style:name="P239" style:family="paragraph" style:parent-style-name="Text_20_body" style:list-style-name="L2">
      <style:text-properties officeooo:rsid="03712b81" officeooo:paragraph-rsid="03712b81"/>
    </style:style>
    <style:style style:name="P240" style:family="paragraph" style:parent-style-name="Text_20_body" style:list-style-name="L2">
      <style:text-properties officeooo:rsid="0279dac1" officeooo:paragraph-rsid="0279dac1"/>
    </style:style>
    <style:style style:name="P241" style:family="paragraph" style:parent-style-name="Text_20_body" style:list-style-name="L3">
      <style:text-properties officeooo:rsid="0467bb51" officeooo:paragraph-rsid="0467bb51"/>
    </style:style>
    <style:style style:name="P242" style:family="paragraph" style:parent-style-name="Text_20_body" style:list-style-name="L3">
      <style:text-properties officeooo:rsid="04554632" officeooo:paragraph-rsid="04554632"/>
    </style:style>
    <style:style style:name="P243" style:family="paragraph" style:parent-style-name="Text_20_body" style:list-style-name="L3">
      <style:text-properties officeooo:rsid="045d372f" officeooo:paragraph-rsid="045d372f"/>
    </style:style>
    <style:style style:name="P244" style:family="paragraph" style:parent-style-name="Text_20_body" style:list-style-name="L3">
      <style:text-properties officeooo:rsid="0462ff3a" officeooo:paragraph-rsid="0462ff3a"/>
    </style:style>
    <style:style style:name="P245" style:family="paragraph" style:parent-style-name="Text_20_body" style:list-style-name="L3">
      <style:text-properties officeooo:rsid="045aa6fb" officeooo:paragraph-rsid="045aa6fb"/>
    </style:style>
    <style:style style:name="P246" style:family="paragraph" style:parent-style-name="Text_20_body" style:list-style-name="L3">
      <style:text-properties officeooo:rsid="045ecf58" officeooo:paragraph-rsid="045ecf58"/>
    </style:style>
    <style:style style:name="P247" style:family="paragraph" style:parent-style-name="Text_20_body" style:list-style-name="L3">
      <style:text-properties officeooo:rsid="04540e31" officeooo:paragraph-rsid="04540e31"/>
    </style:style>
    <style:style style:name="P248" style:family="paragraph" style:parent-style-name="Text_20_body" style:list-style-name="L3">
      <style:text-properties officeooo:rsid="045c2eb6" officeooo:paragraph-rsid="045c2eb6"/>
    </style:style>
    <style:style style:name="P249" style:family="paragraph" style:parent-style-name="Text_20_body" style:list-style-name="L3">
      <style:text-properties officeooo:rsid="04525674" officeooo:paragraph-rsid="04525674"/>
    </style:style>
    <style:style style:name="P250" style:family="paragraph" style:parent-style-name="Text_20_body" style:list-style-name="L3">
      <style:text-properties officeooo:rsid="0464d76f" officeooo:paragraph-rsid="0464d76f"/>
    </style:style>
    <style:style style:name="P251" style:family="paragraph" style:parent-style-name="Text_20_body" style:list-style-name="L3">
      <style:text-properties officeooo:rsid="0454283a" officeooo:paragraph-rsid="0454283a"/>
    </style:style>
    <style:style style:name="P252" style:family="paragraph" style:parent-style-name="Text_20_body" style:list-style-name="L3">
      <style:text-properties officeooo:rsid="0457f185" officeooo:paragraph-rsid="0457f185"/>
    </style:style>
    <style:style style:name="P253" style:family="paragraph" style:parent-style-name="Text_20_body" style:list-style-name="L3">
      <style:text-properties officeooo:rsid="04641b67" officeooo:paragraph-rsid="04641b67"/>
    </style:style>
    <style:style style:name="P254" style:family="paragraph" style:parent-style-name="Text_20_body" style:list-style-name="L3">
      <style:text-properties officeooo:rsid="045e3a90" officeooo:paragraph-rsid="045e3a90"/>
    </style:style>
    <style:style style:name="P255" style:family="paragraph" style:parent-style-name="Text_20_body" style:list-style-name="L3">
      <style:text-properties officeooo:rsid="0456998b" officeooo:paragraph-rsid="0456998b"/>
    </style:style>
    <style:style style:name="P256" style:family="paragraph" style:parent-style-name="Text_20_body" style:list-style-name="L3">
      <style:text-properties officeooo:rsid="049d9a98" officeooo:paragraph-rsid="049d9a98"/>
    </style:style>
    <style:style style:name="P257" style:family="paragraph" style:parent-style-name="Text_20_body" style:list-style-name="L4">
      <style:text-properties officeooo:rsid="03dca7cc" officeooo:paragraph-rsid="03e87df7"/>
    </style:style>
    <style:style style:name="P258" style:family="paragraph" style:parent-style-name="Text_20_body" style:list-style-name="L4">
      <style:text-properties officeooo:rsid="03dca7cc" officeooo:paragraph-rsid="046a3f08"/>
    </style:style>
    <style:style style:name="P259" style:family="paragraph" style:parent-style-name="Text_20_body" style:list-style-name="L4">
      <style:text-properties officeooo:rsid="03dca7cc" officeooo:paragraph-rsid="03dca7cc"/>
    </style:style>
    <style:style style:name="P260" style:family="paragraph" style:parent-style-name="Text_20_body" style:list-style-name="L6"/>
    <style:style style:name="P261" style:family="paragraph" style:parent-style-name="Text_20_body" style:list-style-name="L6">
      <style:text-properties officeooo:rsid="04b28773" officeooo:paragraph-rsid="04b28773"/>
    </style:style>
    <style:style style:name="P262" style:family="paragraph" style:parent-style-name="Text_20_body" style:list-style-name="L6">
      <style:text-properties officeooo:rsid="04d4419a" officeooo:paragraph-rsid="04d4419a"/>
    </style:style>
    <style:style style:name="P263" style:family="paragraph" style:parent-style-name="Text_20_body" style:list-style-name="L7">
      <style:text-properties officeooo:rsid="04b8014b" officeooo:paragraph-rsid="04b8014b"/>
    </style:style>
    <style:style style:name="P264" style:family="paragraph" style:parent-style-name="Text_20_body" style:list-style-name="L7">
      <style:text-properties officeooo:rsid="04b936ea" officeooo:paragraph-rsid="04b936ea"/>
    </style:style>
    <style:style style:name="P265" style:family="paragraph" style:parent-style-name="Text_20_body" style:list-style-name="L7">
      <style:text-properties officeooo:rsid="04bac86f" officeooo:paragraph-rsid="04bac86f"/>
    </style:style>
    <style:style style:name="P266" style:family="paragraph" style:parent-style-name="Text_20_body" style:list-style-name="L7">
      <style:text-properties officeooo:rsid="04bdfd61" officeooo:paragraph-rsid="04bdfd61"/>
    </style:style>
    <style:style style:name="P267" style:family="paragraph" style:parent-style-name="Text_20_body" style:list-style-name="L7">
      <style:text-properties officeooo:rsid="04bf369d" officeooo:paragraph-rsid="04bf369d"/>
    </style:style>
    <style:style style:name="P268" style:family="paragraph" style:parent-style-name="Text_20_body" style:list-style-name="L8">
      <style:text-properties officeooo:rsid="03d6c112" officeooo:paragraph-rsid="03d6c112"/>
    </style:style>
    <style:style style:name="P269" style:family="paragraph" style:parent-style-name="Text_20_body">
      <style:text-properties style:font-name="Liberation Serif" fo:font-size="12pt" officeooo:rsid="04ec8584" officeooo:paragraph-rsid="04fb96a0" style:font-size-asian="10.5pt" style:font-size-complex="12pt"/>
    </style:style>
    <style:style style:name="P270" style:family="paragraph" style:parent-style-name="Text_20_body">
      <style:text-properties officeooo:rsid="04ec8584" officeooo:paragraph-rsid="04fb96a0"/>
    </style:style>
    <style:style style:name="P271" style:family="paragraph" style:parent-style-name="Text_20_body">
      <style:text-properties style:font-name="Courier 10 Pitch" fo:font-size="10pt" officeooo:rsid="0326e8d2" officeooo:paragraph-rsid="04fb96a0" style:font-size-asian="10pt" style:font-size-complex="10pt"/>
    </style:style>
    <style:style style:name="P272" style:family="paragraph" style:parent-style-name="Text_20_body">
      <style:text-properties style:font-name="Courier 10 Pitch" fo:font-size="10pt" officeooo:rsid="031f540b" officeooo:paragraph-rsid="04ec8584" style:font-size-asian="10pt" style:font-size-complex="10pt"/>
    </style:style>
    <style:style style:name="P273" style:family="paragraph" style:parent-style-name="Text_20_body">
      <style:text-properties style:font-name="Courier 10 Pitch" fo:font-size="10pt" officeooo:rsid="031f540b" officeooo:paragraph-rsid="04fb96a0" style:font-size-asian="10pt" style:font-size-complex="10pt"/>
    </style:style>
    <style:style style:name="P274" style:family="paragraph" style:parent-style-name="Text_20_body">
      <style:text-properties style:font-name="Courier 10 Pitch" fo:font-size="10pt" officeooo:rsid="0320165d" officeooo:paragraph-rsid="04ef623b" style:font-size-asian="10pt" style:font-size-complex="10pt"/>
    </style:style>
    <style:style style:name="P275" style:family="paragraph" style:parent-style-name="Text_20_body">
      <style:text-properties style:font-name="Courier 10 Pitch" fo:font-size="10pt" officeooo:rsid="04fe10f2" officeooo:paragraph-rsid="04fe10f2" style:font-size-asian="10pt" style:font-size-complex="10pt"/>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d9a98"/>
    </style:style>
    <style:style style:name="T224" style:family="text">
      <style:text-properties officeooo:rsid="04afae2f"/>
    </style:style>
    <style:style style:name="T225" style:family="text">
      <style:text-properties officeooo:rsid="04b05ba3"/>
    </style:style>
    <style:style style:name="T226" style:family="text">
      <style:text-properties officeooo:rsid="04b1a509"/>
    </style:style>
    <style:style style:name="T227" style:family="text">
      <style:text-properties officeooo:rsid="04b28773"/>
    </style:style>
    <style:style style:name="T228" style:family="text">
      <style:text-properties officeooo:rsid="04bac86f"/>
    </style:style>
    <style:style style:name="T229" style:family="text">
      <style:text-properties officeooo:rsid="04bb6f34"/>
    </style:style>
    <style:style style:name="T230" style:family="text">
      <style:text-properties officeooo:rsid="04bdfd61"/>
    </style:style>
    <style:style style:name="T231" style:family="text">
      <style:text-properties officeooo:rsid="04bf369d"/>
    </style:style>
    <style:style style:name="T232" style:family="text">
      <style:text-properties officeooo:rsid="04bffe3c"/>
    </style:style>
    <style:style style:name="T233" style:family="text">
      <style:text-properties officeooo:rsid="04c034e1"/>
    </style:style>
    <style:style style:name="T234" style:family="text">
      <style:text-properties officeooo:rsid="04dad40d"/>
    </style:style>
    <style:style style:name="T235" style:family="text">
      <style:text-properties officeooo:rsid="02c119af"/>
    </style:style>
    <style:style style:name="T236" style:family="text">
      <style:text-properties officeooo:rsid="04dbf2e2"/>
    </style:style>
    <style:style style:name="T237" style:family="text">
      <style:text-properties officeooo:rsid="04e03614"/>
    </style:style>
    <style:style style:name="T238" style:family="text">
      <style:text-properties officeooo:rsid="04e17e82"/>
    </style:style>
    <style:style style:name="T239" style:family="text">
      <style:text-properties officeooo:rsid="04e2ccf2"/>
    </style:style>
    <style:style style:name="T240" style:family="text">
      <style:text-properties officeooo:rsid="04e6a784"/>
    </style:style>
    <style:style style:name="T241" style:family="text">
      <style:text-properties officeooo:rsid="02ffa01d"/>
    </style:style>
    <style:style style:name="T242" style:family="text">
      <style:text-properties officeooo:rsid="04e80732"/>
    </style:style>
    <style:style style:name="T243" style:family="text">
      <style:text-properties officeooo:rsid="04e8a56c"/>
    </style:style>
    <style:style style:name="T244" style:family="text">
      <style:text-properties officeooo:rsid="04eb9219"/>
    </style:style>
    <style:style style:name="T245" style:family="text">
      <style:text-properties officeooo:rsid="04ed69d0"/>
    </style:style>
    <style:style style:name="T246" style:family="text">
      <style:text-properties officeooo:rsid="04ef623b"/>
    </style:style>
    <style:style style:name="T247" style:family="text">
      <style:text-properties officeooo:rsid="04f4a874"/>
    </style:style>
    <style:style style:name="T248" style:family="text">
      <style:text-properties officeooo:rsid="04fa8aa9"/>
    </style:style>
    <style:style style:name="T249" style:family="text">
      <style:text-properties officeooo:rsid="04fb96a0"/>
    </style:style>
    <style:style style:name="T250" style:family="text">
      <style:text-properties officeooo:rsid="04fc7878"/>
    </style:style>
    <style:style style:name="T251" style:family="text">
      <style:text-properties officeooo:rsid="04fd38d5"/>
    </style:style>
    <style:style style:name="T252" style:family="text">
      <style:text-properties officeooo:rsid="04fdcd21"/>
    </style:style>
    <style:style style:name="T253" style:family="text">
      <style:text-properties officeooo:rsid="04fe10f2"/>
    </style:style>
    <style:style style:name="T254" style:family="text">
      <style:text-properties officeooo:rsid="04ffb70a"/>
    </style:style>
    <style:style style:name="T255" style:family="text">
      <style:text-properties officeooo:rsid="0500b43c"/>
    </style:style>
    <style:style style:name="T256" style:family="text">
      <style:text-properties officeooo:rsid="05022358"/>
    </style:style>
    <style:style style:name="T257" style:family="text">
      <style:text-properties officeooo:rsid="05039c8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6">Smoke</text:p>
      <text:p text:style-name="P156">An Android <text:span text:style-name="T41">Echo Software </text:span>Application</text:p>
      <text:p text:style-name="P5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0"><text:a xlink:type="simple" xlink:href="#__RefHeading__697_1754408385" text:style-name="Index_20_Link" text:visited-style-name="Index_20_Link">About<text:tab/>3</text:a></text:p>
          <text:p text:style-name="P199"><text:a xlink:type="simple" xlink:href="#__RefHeading___Toc505_1878324060" text:style-name="Index_20_Link" text:visited-style-name="Index_20_Link">Activity Authenticate<text:tab/>4</text:a></text:p>
          <text:p text:style-name="P199"><text:a xlink:type="simple" xlink:href="#__RefHeading___Toc507_1878324060" text:style-name="Index_20_Link" text:visited-style-name="Index_20_Link">Activity Chat<text:tab/>5</text:a></text:p>
          <text:p text:style-name="P199"><text:a xlink:type="simple" xlink:href="#__RefHeading___Toc792_736866454" text:style-name="Index_20_Link" text:visited-style-name="Index_20_Link">Activity Fire<text:tab/>6</text:a></text:p>
          <text:p text:style-name="P199"><text:a xlink:type="simple" xlink:href="#__RefHeading___Toc1466_883854242" text:style-name="Index_20_Link" text:visited-style-name="Index_20_Link">Activity Member Chat<text:tab/>7</text:a></text:p>
          <text:p text:style-name="P199"><text:a xlink:type="simple" xlink:href="#__RefHeading___Toc513_1878324060" text:style-name="Index_20_Link" text:visited-style-name="Index_20_Link">Activity Settings<text:tab/>8</text:a></text:p>
          <text:p text:style-name="P199"><text:a xlink:type="simple" xlink:href="#__RefHeading___Toc2666_3077280143" text:style-name="Index_20_Link" text:visited-style-name="Index_20_Link">Activity Steam<text:tab/>9</text:a></text:p>
          <text:p text:style-name="P199"><text:a xlink:type="simple" xlink:href="#__RefHeading___Toc145_1035930204" text:style-name="Index_20_Link" text:visited-style-name="Index_20_Link">Android<text:tab/>10</text:a></text:p>
          <text:p text:style-name="P199"><text:a xlink:type="simple" xlink:href="#__RefHeading___Toc790_1689950355" text:style-name="Index_20_Link" text:visited-style-name="Index_20_Link">Congestion Control<text:tab/>11</text:a></text:p>
          <text:p text:style-name="P199"><text:a xlink:type="simple" xlink:href="#__RefHeading___Toc445_1428144265" text:style-name="Index_20_Link" text:visited-style-name="Index_20_Link">Corrupted Database Values<text:tab/>12</text:a></text:p>
          <text:p text:style-name="P199"><text:a xlink:type="simple" xlink:href="#__RefHeading___Toc2419_617709667" text:style-name="Index_20_Link" text:visited-style-name="Index_20_Link">Custom Session Credentials<text:tab/>13</text:a></text:p>
          <text:p text:style-name="P199"><text:a xlink:type="simple" xlink:href="#__RefHeading___Toc199_1272986993" text:style-name="Index_20_Link" text:visited-style-name="Index_20_Link">Database Containers<text:tab/>14</text:a></text:p>
          <text:p text:style-name="P199"><text:a xlink:type="simple" xlink:href="#__RefHeading___Toc733_353659540" text:style-name="Index_20_Link" text:visited-style-name="Index_20_Link">Developers<text:tab/>15</text:a></text:p>
          <text:p text:style-name="P199"><text:a xlink:type="simple" xlink:href="#__RefHeading___Toc100_1369832164" text:style-name="Index_20_Link" text:visited-style-name="Index_20_Link">Discovery via Cryptography<text:tab/>16</text:a></text:p>
          <text:p text:style-name="P199"><text:a xlink:type="simple" xlink:href="#__RefHeading___Toc468_783998592" text:style-name="Index_20_Link" text:visited-style-name="Index_20_Link">Exchanging Private Credentials<text:tab/>17</text:a></text:p>
          <text:p text:style-name="P199"><text:a xlink:type="simple" xlink:href="#__RefHeading___Toc2530_449016159" text:style-name="Index_20_Link" text:visited-style-name="Index_20_Link">Exporting / Importing Participant Personalities<text:tab/>18</text:a></text:p>
          <text:p text:style-name="P199"><text:a xlink:type="simple" xlink:href="#__RefHeading___Toc1594_225190499" text:style-name="Index_20_Link" text:visited-style-name="Index_20_Link">Fiasco Keys<text:tab/>19</text:a></text:p>
          <text:p text:style-name="P199"><text:a xlink:type="simple" xlink:href="#__RefHeading___Toc311_1980819345" text:style-name="Index_20_Link" text:visited-style-name="Index_20_Link">Fire<text:tab/>20</text:a></text:p>
          <text:p text:style-name="P199"><text:a xlink:type="simple" xlink:href="#__RefHeading___Toc1464_739530787" text:style-name="Index_20_Link" text:visited-style-name="Index_20_Link">Forward Secrecy and SmokeStack<text:tab/>21</text:a></text:p>
          <text:p text:style-name="P199"><text:a xlink:type="simple" xlink:href="#__RefHeading___Toc83_222518397" text:style-name="Index_20_Link" text:visited-style-name="Index_20_Link">Inflate<text:tab/>22</text:a></text:p>
          <text:p text:style-name="P199"><text:a xlink:type="simple" xlink:href="#__RefHeading___Toc2290_3680134397" text:style-name="Index_20_Link" text:visited-style-name="Index_20_Link">Juggernaut Protocol<text:tab/>23</text:a></text:p>
          <text:p text:style-name="P199"><text:a xlink:type="simple" xlink:href="#__RefHeading___Toc1449_1436150141" text:style-name="Index_20_Link" text:visited-style-name="Index_20_Link">Local Broadcast Manager<text:tab/>24</text:a></text:p>
          <text:p text:style-name="P199"><text:a xlink:type="simple" xlink:href="#__RefHeading___Toc372_292885038" text:style-name="Index_20_Link" text:visited-style-name="Index_20_Link">McEliece CCA2<text:tab/>25</text:a></text:p>
          <text:p text:style-name="P199"><text:a xlink:type="simple" xlink:href="#__RefHeading___Toc848_1547525695" text:style-name="Index_20_Link" text:visited-style-name="Index_20_Link">Message Structures<text:tab/>26</text:a></text:p>
          <text:p text:style-name="P199"><text:a xlink:type="simple" xlink:href="#__RefHeading___Toc852_1547525695" text:style-name="Index_20_Link" text:visited-style-name="Index_20_Link">Neighbors<text:tab/>42</text:a></text:p>
          <text:p text:style-name="P199"><text:a xlink:type="simple" xlink:href="#__RefHeading___Toc503_1878324060" text:style-name="Index_20_Link" text:visited-style-name="Index_20_Link">New Installation<text:tab/>44</text:a></text:p>
          <text:p text:style-name="P199"><text:a xlink:type="simple" xlink:href="#__RefHeading___Toc792_1689950355" text:style-name="Index_20_Link" text:visited-style-name="Index_20_Link">Outbound Queues<text:tab/>45</text:a></text:p>
          <text:p text:style-name="P199"><text:a xlink:type="simple" xlink:href="#__RefHeading___Toc143_1035930204" text:style-name="Index_20_Link" text:visited-style-name="Index_20_Link">Ozone Address<text:tab/>46</text:a></text:p>
          <text:p text:style-name="P199"><text:a xlink:type="simple" xlink:href="#__RefHeading___Toc749_353659540" text:style-name="Index_20_Link" text:visited-style-name="Index_20_Link">Participants<text:tab/>47</text:a></text:p>
          <text:p text:style-name="P199"><text:a xlink:type="simple" xlink:href="#__RefHeading___Toc2421_617709667" text:style-name="Index_20_Link" text:visited-style-name="Index_20_Link">Performance Considerations<text:tab/>48</text:a></text:p>
          <text:p text:style-name="P199"><text:a xlink:type="simple" xlink:href="#__RefHeading___Toc256_1329608135" text:style-name="Index_20_Link" text:visited-style-name="Index_20_Link">Private Public-Key Server<text:tab/>49</text:a></text:p>
          <text:p text:style-name="P199"><text:a xlink:type="simple" xlink:href="#__RefHeading___Toc1804_1127017888" text:style-name="Index_20_Link" text:visited-style-name="Index_20_Link">Private Servers<text:tab/>50</text:a></text:p>
          <text:p text:style-name="P199"><text:a xlink:type="simple" xlink:href="#__RefHeading___Toc2036_1416438090" text:style-name="Index_20_Link" text:visited-style-name="Index_20_Link">Smoke Aliases<text:tab/>51</text:a></text:p>
          <text:p text:style-name="P199"><text:a xlink:type="simple" xlink:href="#__RefHeading___Toc39_1222626670" text:style-name="Index_20_Link" text:visited-style-name="Index_20_Link">Smoke Identities<text:tab/>52</text:a></text:p>
          <text:p text:style-name="P199"><text:a xlink:type="simple" xlink:href="#__RefHeading___Toc2547_3236038107" text:style-name="Index_20_Link" text:visited-style-name="Index_20_Link">Smoke Pipes (Simple Steams)<text:tab/>53</text:a></text:p>
          <text:p text:style-name="P199"><text:a xlink:type="simple" xlink:href="#__RefHeading___Toc1545_532530284" text:style-name="Index_20_Link" text:visited-style-name="Index_20_Link">Software Distribution<text:tab/>54</text:a></text:p>
          <text:p text:style-name="P199"><text:a xlink:type="simple" xlink:href="#__RefHeading___Toc226_1901209788" text:style-name="Index_20_Link" text:visited-style-name="Index_20_Link">TCP, UDP Protocols<text:tab/>55</text:a></text:p>
          <text:p text:style-name="P199"><text:a xlink:type="simple" xlink:href="#__RefHeading___Toc857_1547525695" text:style-name="Index_20_Link" text:visited-style-name="Index_20_Link">Task Utilization<text:tab/>56</text:a></text:p>
          <text:p text:style-name="P199"><text:a xlink:type="simple" xlink:href="#__RefHeading__1732_663878714" text:style-name="Index_20_Link" text:visited-style-name="Index_20_Link">Time<text:tab/>57</text:a></text:p>
          <text:p text:style-name="P199"><text:a xlink:type="simple" xlink:href="#__RefHeading___Toc789_736866454" text:style-name="Index_20_Link" text:visited-style-name="Index_20_Link">UDP Datagrams<text:tab/>58</text:a></text:p>
          <text:p text:style-name="P199"><text:a xlink:type="simple" xlink:href="#__RefHeading___Toc785_736866454" text:style-name="Index_20_Link" text:visited-style-name="Index_20_Link">Verifying Public-Key Ownership<text:tab/>59</text:a></text:p>
        </text:index-body>
      </text:table-of-content>
      <text:p text:style-name="Standard"/>
      <text:h text:style-name="P201" text:outline-level="1"><text:bookmark-start text:name="__RefHeading__697_1754408385"/>About<text:bookmark-end text:name="__RefHeading__697_1754408385"/></text:h>
      <text:p text:style-name="P158">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58"/>
      <text:p text:style-name="P158"><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57"/>
      <text:h text:style-name="P202" text:outline-level="1"><text:bookmark-start text:name="__RefHeading___Toc505_1878324060"/>Activity Authenticate<text:bookmark-end text:name="__RefHeading___Toc505_1878324060"/></text:h>
      <text:p text:style-name="P91">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91">Smoke may be reset within the Authenticate activity.</text:p>
      <text:p text:style-name="P90"/>
      <text:h text:style-name="P203" text:outline-level="1"><text:bookmark-start text:name="__RefHeading___Toc507_1878324060"/>Activity Chat<text:bookmark-end text:name="__RefHeading___Toc507_1878324060"/></text:h>
      <text:p text:style-name="P92">The Chat activity is one of <text:span text:style-name="T99">three</text:span> messaging activities. <text:span text:style-name="T61">From this activity, one may message one or more defined participants. If Smoke is connected to at least one network peer, the Send button is enabled. Otherwise, the Send button is disabled.</text:span></text:p>
      <text:p text:style-name="P95">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97">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66">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86">New Window</text:p>
      <text:p text:style-name="P186"><text:tab/>Display a new Member Chat activity <text:span text:style-name="T143">with the selected participant.</text:span></text:p>
      <text:p text:style-name="P2">Optional Signatures</text:p>
      <text:p text:style-name="P160"><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9"><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0"><text:span text:style-name="T9"><text:tab/>Refresh the </text:span><text:span text:style-name="T15">P</text:span><text:span text:style-name="T9">articipants </text:span><text:span text:style-name="T17">widget</text:span><text:span text:style-name="T9">.</text:span></text:p>
      <text:p text:style-name="P5">Retrieve Messages</text:p>
      <text:p text:style-name="P163">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04" text:outline-level="1"><text:bookmark-start text:name="__RefHeading___Toc792_736866454"/>Activity Fire<text:bookmark-end text:name="__RefHeading___Toc792_736866454"/></text:h>
      <text:p text:style-name="P93">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93"/>
      <text:h text:style-name="P205" text:outline-level="1"><text:bookmark-start text:name="__RefHeading___Toc1466_883854242"/>Activity Member Chat<text:bookmark-end text:name="__RefHeading___Toc1466_883854242"/></text:h>
      <text:p text:style-name="P94">The <text:span text:style-name="T108">Member </text:span>Chat activity is one of <text:span text:style-name="T99">three</text:span> messaging activities. <text:span text:style-name="T61">From this activity, one may message one participant.</text:span></text:p>
      <text:p text:style-name="P96">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98"><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22"><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65">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68">If confirmed, the selected message is deleted.</text:p>
      <text:p text:style-name="P188">JuggerKnot <text:span text:style-name="T197">Credentials</text:span></text:p>
      <text:p text:style-name="P169"><text:span text:style-name="T189">Display an input dialog. If the dialog is confirmed, the Juggernaut Protocol is initiated with the specified participant. </text:span>If the protocol completes successfully, authentication and encryption credentials are created.</text:p>
      <text:p text:style-name="P187">Juggernaut</text:p>
      <text:p text:style-name="P167">Display an input dialog. If the dialog is confirmed, the Juggernaut Protocol is initiated <text:span text:style-name="T186">with the specified participant.</text:span></text:p>
      <text:p text:style-name="P6">Retrieve Messages</text:p>
      <text:p text:style-name="P164">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06" text:outline-level="1"><text:bookmark-start text:name="__RefHeading___Toc513_1878324060"/>Activity Settings<text:bookmark-end text:name="__RefHeading___Toc513_1878324060"/></text:h>
      <text:p text:style-name="P148"><text:span text:style-name="T235">The Settings activity contains various </text:span><text:span text:style-name="T234">configuration</text:span><text:span text:style-name="T235"> items. </text:span><text:span text:style-name="T63">Smoke may also be reset from this activity. This page will describe miscellaneous portions.</text:span></text:p>
      <text:p text:style-name="P102">About</text:p>
      <text:p text:style-name="P159">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3">Ozone</text:p>
      <text:p text:style-name="P175">One Ozone address may be defined in this section. <text:span text:style-name="T78">Please refer to the Ozone page for more details.</text:span></text:p>
      <text:p text:style-name="P191">Participants</text:p>
      <text:p text:style-name="P176">A list of participants. A context menu is available.</text:p>
      <text:p text:style-name="P104">Password</text:p>
      <text:p text:style-name="P161">Generate new local authentication and encryption keys. <text:span text:style-name="T236">If confirmed, all existing data will be purged.</text:span> <text:span text:style-name="T236">A new</text:span><text:span text:style-name="T101"> </text:span>public and private key pair <text:span text:style-name="T236">may also be generated.</text:span></text:p>
      <text:p text:style-name="P105">Public Data</text:p>
      <text:p text:style-name="P162">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5">Share Smoke ID</text:p>
      <text:p text:style-name="P194">Share the Smoke ID with a SmokeStack instance via the defined Ozone. <text:span text:style-name="T174">Please note that the Smoke Alias, if one is defined, is transformed into a Smoke ID.</text:span></text:p>
      <text:p text:style-name="P125"/>
      <text:h text:style-name="P207" text:outline-level="1"><text:bookmark-start text:name="__RefHeading___Toc2666_3077280143"/>Activity Steam<text:bookmark-end text:name="__RefHeading___Toc2666_3077280143"/></text:h>
      <text:p text:style-name="P149">The Steam activity allows for the transferring of files to Steam participants and/or anonymous destinations. Received files <text:span text:style-name="T237">are stored in the Downloads folder.</text:span></text:p>
      <text:p text:style-name="P151"><text:span text:style-name="T238">Please note that Simple Steams (files transferred to anonymous destinations) will be </text:span><text:span text:style-name="T239">individually </text:span><text:span text:style-name="T238">streamed in the order in which they were </text:span><text:span text:style-name="T239">enrolled</text:span><text:span text:style-name="T238"> for transfer.</text:span></text:p>
      <text:p text:style-name="P150"/>
      <text:h text:style-name="P201"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08" text:outline-level="1"><text:bookmark-start text:name="__RefHeading___Toc790_1689950355"/>Congestion Control<text:bookmark-end text:name="__RefHeading___Toc790_1689950355"/></text:h>
      <text:p text:style-name="P77">Smoke implements a software-based congestion control mechanism. The SipHash algorithm is used for computing digests. Computed digests are stored in an SQLite database <text:span text:style-name="T51">table</text:span>.</text:p>
      <text:p text:style-name="P116">Congestion-control items are inspected every 5 seconds. Items older than 60 seconds are discarded.</text:p>
      <text:p text:style-name="P116"/>
      <text:h text:style-name="P209" text:outline-level="1"><text:bookmark-start text:name="__RefHeading___Toc445_1428144265"/>Corrupted Database Values<text:bookmark-end text:name="__RefHeading___Toc445_1428144265"/></text:h>
      <text:p text:style-name="P80">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81"/>
      <text:h text:style-name="P210" text:outline-level="1"><text:bookmark-start text:name="__RefHeading___Toc2419_617709667"/>Custom Session Credentials<text:bookmark-end text:name="__RefHeading___Toc2419_617709667"/></text:h>
      <text:p text:style-name="P139">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201"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11" text:outline-level="1"><text:bookmark-start text:name="__RefHeading___Toc733_353659540"/>Developers<text:bookmark-end text:name="__RefHeading___Toc733_353659540"/></text:h>
      <text:p text:style-name="P106">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6"/>
      <text:h text:style-name="P201"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86"/>
      <text:h text:style-name="P212" text:outline-level="1"><text:bookmark-start text:name="__RefHeading___Toc468_783998592"/>Exchanging Private Credentials<text:bookmark-end text:name="__RefHeading___Toc468_783998592"/></text:h>
      <text:p text:style-name="P82">The Calling feature allows two parties to exchange private key material. <text:span text:style-name="T55">The process of exchanging private credentials is as follows:</text:span></text:p>
      <text:list xml:id="list1301929116" text:style-name="L1">
        <text:list-item>
          <text:p text:style-name="P235">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35"><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36">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83"/>
      <text:h text:style-name="P213"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14" text:outline-level="1"><text:bookmark-start text:name="__RefHeading___Toc1594_225190499"/>Fiasco Keys<text:bookmark-end text:name="__RefHeading___Toc1594_225190499"/></text:h>
      <text:p text:style-name="P123">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4">A <text:span text:style-name="T115">key pair has a lifetime of 864,000 seconds.</text:span></text:p>
      <text:p text:style-name="P123"/>
      <text:h text:style-name="P215" text:outline-level="1"><text:bookmark-start text:name="__RefHeading___Toc311_1980819345"/>Fire<text:bookmark-end text:name="__RefHeading___Toc311_1980819345"/></text:h>
      <text:p text:style-name="P56">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1"/>
      <text:h text:style-name="P216" text:outline-level="1"><text:bookmark-start text:name="__RefHeading___Toc1464_739530787"/>Forward Secrecy and SmokeStack<text:bookmark-end text:name="__RefHeading___Toc1464_739530787"/></text:h>
      <text:p text:style-name="P118">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19">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19"/>
      <text:h text:style-name="P201" text:outline-level="1"><text:bookmark-start text:name="__RefHeading___Toc83_222518397"/>Inflate<text:bookmark-end text:name="__RefHeading___Toc83_222518397"/></text:h>
      <text:p text:style-name="P87">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7"/>
      <text:h text:style-name="P217" text:outline-level="1"><text:bookmark-start text:name="__RefHeading___Toc2290_3680134397"/>Juggernaut Protocol<text:bookmark-end text:name="__RefHeading___Toc2290_3680134397"/></text:h>
      <text:p text:style-name="P136"><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4">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4"/>
      <text:h text:style-name="P218" text:outline-level="1"><text:bookmark-start text:name="__RefHeading___Toc1449_1436150141"/>Local Broadcast <text:span text:style-name="T93">Manager</text:span><text:bookmark-end text:name="__RefHeading___Toc1449_1436150141"/></text:h>
      <text:p text:style-name="P117">Communications between the Kernel and the user interface utilize <text:span text:style-name="T213">a </text:span>Local Broadcast Manager <text:span text:style-name="T214">instance</text:span>.</text:p>
      <text:p text:style-name="P117"/>
      <text:h text:style-name="P219" text:outline-level="1"><text:bookmark-start text:name="__RefHeading___Toc372_292885038"/>McEliece CCA2<text:bookmark-end text:name="__RefHeading___Toc372_292885038"/></text:h>
      <text:p text:style-name="P76">Smoke supports McEliece-Fujisaki <text:span text:style-name="T232">and McEliece-Pointcheval </text:span>via BouncyCastle. Parameters are <text:span text:style-name="T49">SHA-256, </text:span>m = <text:span text:style-name="T233">11, m = </text:span>1<text:span text:style-name="T112">2 (Fujisaki only)</text:span>, <text:span text:style-name="T233">t = 50, </text:span>t = <text:span text:style-name="T112">68 (Fujisaki only)</text:span>. Some discussions:</text:p>
      <text:list xml:id="list3003142687" text:style-name="L2">
        <text:list-item>
          <text:p text:style-name="P237">Authentication process may require several minutes to complete.</text:p>
        </text:list-item>
        <text:list-item>
          <text:p text:style-name="P238">Communications between McEliece and RSA are fully functional.</text:p>
        </text:list-item>
        <text:list-item>
          <text:p text:style-name="P239">Degraded performance is expected <text:span text:style-name="T147">during key sharing.</text:span></text:p>
        </text:list-item>
        <text:list-item>
          <text:p text:style-name="P240">During the key-sharing process, McEliece signatures are not provided <text:span text:style-name="T75">and therefore are not verified.</text:span></text:p>
        </text:list-item>
        <text:list-item>
          <text:p text:style-name="P240"><text:span text:style-name="T50">I</text:span>nitialization process<text:span text:style-name="T50">es</text:span> may require several minutes to complete.</text:p>
        </text:list-item>
      </text:list>
      <text:p text:style-name="P76"/>
      <text:h text:style-name="P220" text:outline-level="1"><text:bookmark-start text:name="__RefHeading___Toc848_1547525695"/>Message Structures<text:bookmark-end text:name="__RefHeading___Toc848_1547525695"/></text:h>
      <text:p text:style-name="P128">This <text:span text:style-name="T215">section</text:span> will detail the various message structures.</text:p>
      <text:p text:style-name="P129">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12">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7"/>
      <text:p text:style-name="P57">CALL-HALF-AND-HALF-B</text:p>
      <text:p text:style-name="P36">[PK] (1)<text:tab/><text:tab/><text:tab/><text:tab/><text:tab/>McEliece <text:span text:style-name="T113">352, 539, 608</text:span> Bytes, RSA Key Size / 8 Bytes</text:p>
      <text:p text:style-name="P36">{</text:p>
      <text:p text:style-name="P36"><text:tab/>AES-256 Key (1)</text:p>
      <text:p text:style-name="P36"><text:tab/>SHA-512 Key (2)</text:p>
      <text:p text:style-name="P36">}</text:p>
      <text:p text:style-name="P36"/>
      <text:p text:style-name="P36">[AES-256] (2)</text:p>
      <text:p text:style-name="P36">{</text:p>
      <text:p text:style-name="P36"><text:tab/>0x01 (1)<text:tab/><text:tab/><text:tab/><text:tab/><text:tab/><text:tab/><text:tab/><text:tab/>1 Byte</text:p>
      <text:p text:style-name="P36"><text:tab/>A Timestamp (2)<text:tab/><text:tab/><text:tab/><text:tab/><text:tab/><text:tab/><text:tab/>8 Bytes <text:span text:style-name="T119">(Base-64)</text:span></text:p>
      <text:p text:style-name="P36"><text:tab/><text:span text:style-name="T180">\n</text:span></text:p>
      <text:p text:style-name="P36"><text:tab/><text:span text:style-name="T122">Ephemeral </text:span>Public Key (3)<text:tab/><text:tab/><text:tab/><text:tab/><text:tab/><text:span text:style-name="T119">Variable (Base-64)</text:span></text:p>
      <text:p text:style-name="P36"><text:tab/>{</text:p>
      <text:p text:style-name="P36"><text:tab/><text:tab/>AES-256 Key (1)</text:p>
      <text:p text:style-name="P36"><text:soft-page-break/><text:tab/><text:tab/>SHA-512 Key (2)</text:p>
      <text:p text:style-name="P36"><text:tab/>}</text:p>
      <text:p text:style-name="P36"><text:tab/><text:span text:style-name="T180">\n</text:span></text:p>
      <text:p text:style-name="P36"><text:tab/><text:span text:style-name="T122">Ephemeral Public Key Type (4)<text:tab/><text:tab/><text:tab/><text:tab/><text:tab/>1 Byte (Base-64)</text:span></text:p>
      <text:p text:style-name="P36"><text:tab/><text:span text:style-name="T180">\n</text:span></text:p>
      <text:p text:style-name="P36"><text:tab/>Sender's Identity (<text:span text:style-name="T121">5</text:span>)<text:tab/><text:tab/><text:tab/><text:tab/><text:tab/><text:tab/>8 Bytes <text:span text:style-name="T119">(Base-64)</text:span></text:p>
      <text:p text:style-name="P36"><text:tab/><text:span text:style-name="T180">\n</text:span></text:p>
      <text:p text:style-name="P36"><text:tab/>Sender's Public Encryption Key SHA-512 Digest (<text:span text:style-name="T121">6</text:span>)<text:tab/>64 Bytes <text:span text:style-name="T120">(Base-64)</text:span></text:p>
      <text:p text:style-name="P36"><text:tab/><text:span text:style-name="T180">\n</text:span></text:p>
      <text:p text:style-name="P36"><text:tab/>[PK Signature] (<text:span text:style-name="T121">7</text:span>)<text:tab/><text:tab/><text:tab/><text:tab/><text:tab/><text:tab/>Variable <text:span text:style-name="T120">(Base-64)</text:span></text:p>
      <text:p text:style-name="P36"><text:tab/>{</text:p>
      <text:p text:style-name="P36"><text:tab/><text:tab/>[PK] (1 ... 2) || [AES-256] (1 ... <text:span text:style-name="T121">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Smoke <text:span text:style-name="T184">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60"/>
      <text:p text:style-name="P60">CHAT</text:p>
      <text:p text:style-name="P38">[PK] (1)<text:tab/><text:tab/><text:tab/><text:tab/><text:tab/>McEliece <text:span text:style-name="T113">320, </text:span><text:span text:style-name="T244">507, </text:span><text:span text:style-name="T113">576</text:span> Bytes, RSA Key Size / 8 Bytes</text:p>
      <text:p text:style-name="P38"><text:soft-page-break/>{</text:p>
      <text:p text:style-name="P38"><text:tab/>Sender's Public Encryption Key SHA-512 Digest (1)<text:tab/>64 Bytes</text:p>
      <text:p text:style-name="P38">}</text:p>
      <text:p text:style-name="P38"/>
      <text:p text:style-name="P38">[AES-256] (2)</text:p>
      <text:p text:style-name="P38">{</text:p>
      <text:p text:style-name="P38"><text:tab/>0x00 (1)<text:tab/><text:tab/><text:tab/><text:tab/><text:tab/><text:tab/><text:tab/><text:tab/>1 Byte</text:p>
      <text:p text:style-name="P38"><text:tab/>A Timestamp (2)<text:tab/><text:tab/><text:tab/><text:tab/><text:tab/><text:tab/><text:tab/>8 Bytes (Base-64)</text:p>
      <text:p text:style-name="P38"><text:tab/><text:span text:style-name="T181">\n</text:span></text:p>
      <text:p text:style-name="P38"><text:tab/>Message (3)<text:tab/><text:tab/><text:tab/><text:tab/><text:tab/><text:tab/><text:tab/><text:tab/>Variable (Base-64)</text:p>
      <text:p text:style-name="P38"><text:tab/><text:span text:style-name="T181">\n</text:span></text:p>
      <text:p text:style-name="P38"><text:tab/>Sequence (4)<text:tab/><text:tab/><text:tab/><text:tab/><text:tab/><text:tab/><text:tab/>8 Bytes (Base-64)</text:p>
      <text:p text:style-name="P38"><text:tab/><text:span text:style-name="T181">\n</text:span></text:p>
      <text:p text:style-name="P38"><text:tab/><text:span text:style-name="T98">Attachment (5)<text:tab/><text:tab/><text:tab/><text:tab/><text:tab/><text:tab/><text:tab/>Variable (Base-64)</text:span></text:p>
      <text:p text:style-name="P38"><text:tab/><text:span text:style-name="T181">\n</text:span></text:p>
      <text:p text:style-name="P38"><text:tab/><text:span text:style-name="T159">Message Identity (6)<text:tab/><text:tab/><text:tab/><text:tab/><text:tab/><text:tab/>64 Bytes (Base-64)</text:span></text:p>
      <text:p text:style-name="P38"><text:tab/><text:span text:style-name="T181">\n</text:span></text:p>
      <text:p text:style-name="P38"><text:tab/>[PK Signature] (<text:span text:style-name="T159">7</text:span>)<text:tab/><text:tab/><text:tab/><text:tab/><text:tab/><text:tab/>Variable <text:span text:style-name="T117">(</text:span>Base-64)</text:p>
      <text:p text:style-name="P38"><text:tab/>{</text:p>
      <text:p text:style-name="P38"><text:tab/><text:tab/>[PK] (1) || [AES-256] (1 ... <text:span text:style-name="T159">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text:span text:style-name="T134">Smoke I</text:span>dentity.</text:p>
      <text:p text:style-name="P38">*/</text:p>
      <text:p text:style-name="P38"/>
      <text:p text:style-name="P38"><text:soft-page-break/>[Destination SHA-512 HMAC] (4)<text:tab/><text:tab/><text:tab/><text:tab/><text:tab/>64 Bytes</text:p>
      <text:p text:style-name="P38">{</text:p>
      <text:p text:style-name="P38"><text:tab/>[PK] || [AES-256] || [SHA-512 HMAC] (1)</text:p>
      <text:p text:style-name="P38">}</text:p>
      <text:p text:style-name="P61"/>
      <text:p text:style-name="P61">CHAT-RETRIEVAL <text:span text:style-name="T130">(Via Ozone)</text:span></text:p>
      <text:p text:style-name="P40">[AES-256] (1)</text:p>
      <text:p text:style-name="P40">{</text:p>
      <text:p text:style-name="P40"><text:tab/>0x00 (1)<text:tab/><text:tab/><text:tab/><text:tab/><text:tab/><text:tab/><text:tab/><text:tab/>1 Byte</text:p>
      <text:p text:style-name="P40"><text:tab/>A Timestamp (2)<text:tab/><text:tab/><text:tab/><text:tab/><text:tab/><text:tab/><text:tab/>8 Bytes</text:p>
      <text:p text:style-name="P40"><text:tab/>An Identity (3)<text:tab/><text:tab/><text:tab/><text:tab/><text:tab/><text:tab/><text:tab/>64 Bytes</text:p>
      <text:p text:style-name="P40"><text:tab/>Sender's Public Encryption Key SHA-512 Digest (4)<text:tab/>64 Bytes</text:p>
      <text:p text:style-name="P40"><text:tab/>[PK Signature] (5)<text:tab/><text:tab/><text:tab/><text:tab/><text:tab/><text:tab/>Variable</text:p>
      <text:p text:style-name="P40"><text:tab/>{</text:p>
      <text:p text:style-name="P40"><text:tab/><text:tab/>[AES-256] (1 ... 4) (1)</text:p>
      <text:p text:style-name="P40"><text:tab/>}</text:p>
      <text:p text:style-name="P40">}</text:p>
      <text:p text:style-name="P40"/>
      <text:p text:style-name="P40">[SHA-512 HMAC] (2)<text:tab/><text:tab/><text:tab/><text:tab/><text:tab/><text:tab/><text:tab/>64 Bytes</text:p>
      <text:p text:style-name="P40">{</text:p>
      <text:p text:style-name="P40"><text:tab/>[AES-256] (1)</text:p>
      <text:p text:style-name="P40">}</text:p>
      <text:p text:style-name="P61"/>
      <text:p text:style-name="P63">CHAT-STATUS</text:p>
      <text:p text:style-name="P41">[PK] (1)<text:tab/><text:tab/><text:tab/><text:tab/><text:tab/>McEliece <text:span text:style-name="T113">320, </text:span><text:span text:style-name="T244">507, </text:span><text:span text:style-name="T113">576</text:span> Bytes, RSA Key Size / 8 Bytes</text:p>
      <text:p text:style-name="P41">{</text:p>
      <text:p text:style-name="P41"><text:tab/>Sender's Public Encryption Key SHA-512 Digest (1)<text:tab/>64 Bytes</text:p>
      <text:p text:style-name="P41">}</text:p>
      <text:p text:style-name="P41"/>
      <text:p text:style-name="P41">[AES-256] (2)</text:p>
      <text:p text:style-name="P41">{</text:p>
      <text:p text:style-name="P41"><text:tab/>0x01 (1)<text:tab/><text:tab/><text:tab/><text:tab/><text:tab/><text:tab/><text:tab/><text:tab/>1 Byte</text:p>
      <text:p text:style-name="P41"><text:soft-page-break/><text:tab/>A Timestamp (2)<text:tab/><text:tab/><text:tab/><text:tab/><text:tab/><text:tab/><text:tab/>8 Bytes</text:p>
      <text:p text:style-name="P41"><text:tab/>Status (3)<text:tab/><text:tab/><text:tab/><text:tab/><text:tab/><text:tab/><text:tab/><text:tab/>1 Byte (Ignored)</text:p>
      <text:p text:style-name="P41"><text:tab/>[PK Signature] (4)<text:tab/><text:tab/><text:tab/><text:tab/><text:tab/><text:tab/>Variable</text:p>
      <text:p text:style-name="P41"><text:tab/>{</text:p>
      <text:p text:style-name="P41"><text:tab/><text:tab/>[PK] (1) || [AES-256] (1 ... 3)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4">Smoke I</text:span>dentity.</text:p>
      <text:p text:style-name="P41">*/</text:p>
      <text:p text:style-name="P41"/>
      <text:p text:style-name="P41">[Destination SHA-512 HMAC] (4)<text:tab/><text:tab/><text:tab/><text:tab/><text:tab/>64 Bytes</text:p>
      <text:p text:style-name="P41">{</text:p>
      <text:p text:style-name="P41"><text:tab/>[PK] || [AES-256] || [SHA-512 HMAC] (1)</text:p>
      <text:p text:style-name="P41">}</text:p>
      <text:p text:style-name="P63"/>
      <text:p text:style-name="P65">EPKS</text:p>
      <text:p text:style-name="P44">[AES-256] (1)</text:p>
      <text:p text:style-name="P44">{</text:p>
      <text:p text:style-name="P44"><text:tab/>A Timestamp (1)<text:tab/><text:tab/><text:tab/><text:tab/><text:tab/><text:tab/><text:tab/>8 Bytes (Base-64)</text:p>
      <text:p text:style-name="P44"><text:tab/><text:span text:style-name="T177">\n</text:span></text:p>
      <text:p text:style-name="P44"><text:tab/>Key Type (2)<text:tab/><text:tab/><text:tab/><text:tab/><text:tab/><text:tab/><text:tab/>1 Byte (Base-64)</text:p>
      <text:p text:style-name="P44"><text:tab/><text:span text:style-name="T177">\n</text:span></text:p>
      <text:p text:style-name="P52"><text:tab/>Sender’s Smoke Identity (3)<text:tab/><text:tab/><text:tab/><text:tab/><text:tab/>19 Bytes (Base-64)</text:p>
      <text:p text:style-name="P45"><text:tab/><text:span text:style-name="T177">\n</text:span></text:p>
      <text:p text:style-name="P44"><text:tab/>Public Key (<text:span text:style-name="T176">4</text:span>)<text:tab/><text:tab/><text:tab/><text:tab/><text:tab/><text:tab/><text:tab/>Variable (Base-64)</text:p>
      <text:p text:style-name="P44"><text:soft-page-break/><text:tab/><text:span text:style-name="T177">\n</text:span></text:p>
      <text:p text:style-name="P44"><text:tab/>Public Key Signature <text:span text:style-name="T177">((3) || (4) || (6)) </text:span>(<text:span text:style-name="T176">5</text:span>)<text:tab/><text:tab/>Variable (Base-64)</text:p>
      <text:p text:style-name="P44"><text:tab/><text:span text:style-name="T177">\n</text:span></text:p>
      <text:p text:style-name="P44"><text:tab/>Signature Public Key (<text:span text:style-name="T175">6</text:span>)<text:tab/><text:tab/><text:tab/><text:tab/><text:tab/>Variable (Base-64)</text:p>
      <text:p text:style-name="P44"><text:tab/><text:span text:style-name="T177">\n</text:span></text:p>
      <text:p text:style-name="P46"><text:tab/>Signature Public Key Signature <text:span text:style-name="T178">((3) || (4) || (6)) </text:span>(<text:span text:style-name="T175">7</text:span>)</text:p>
      <text:p text:style-name="P46"><text:tab/><text:tab/><text:tab/><text:tab/><text:tab/><text:tab/><text:tab/><text:tab/><text:tab/><text:tab/>Variable (Base-64)</text:p>
      <text:p text:style-name="P44">}</text:p>
      <text:p text:style-name="P44"/>
      <text:p text:style-name="P44">[SHA-512 HMAC] (2)<text:tab/><text:tab/><text:tab/><text:tab/><text:tab/><text:tab/><text:tab/>64 Bytes</text:p>
      <text:p text:style-name="P44">{</text:p>
      <text:p text:style-name="P44"><text:tab/>[AES-256] (1)</text:p>
      <text:p text:style-name="P44">}</text:p>
      <text:p text:style-name="P44"/>
      <text:p text:style-name="P44">/*</text:p>
      <text:p text:style-name="P44">** The destination is created via the recipient's Smoke <text:span text:style-name="T184">I</text:span>dentity.</text:p>
      <text:p text:style-name="P44">*/</text:p>
      <text:p text:style-name="P44"/>
      <text:p text:style-name="P44">[Destination SHA-512 HMAC] (3)<text:tab/><text:tab/><text:tab/><text:tab/><text:tab/>64 Bytes</text:p>
      <text:p text:style-name="P44">{</text:p>
      <text:p text:style-name="P44"><text:tab/>[AES-256] || [SHA-512 HMAC] (1)</text:p>
      <text:p text:style-name="P44">}</text:p>
      <text:p text:style-name="P66"/>
      <text:p text:style-name="P66">FIRE-CHAT</text:p>
      <text:p text:style-name="P47">[AES-256] (1)</text:p>
      <text:p text:style-name="P47">{</text:p>
      <text:p text:style-name="P47"><text:tab/>0040b (1)<text:tab/><text:tab/><text:tab/><text:tab/><text:tab/><text:tab/><text:tab/><text:tab/>Base-64</text:p>
      <text:p text:style-name="P47"><text:tab/>\n</text:p>
      <text:p text:style-name="P47"><text:tab/>Name (2)<text:tab/><text:tab/><text:tab/><text:tab/><text:tab/><text:tab/><text:tab/><text:tab/>Base-64</text:p>
      <text:p text:style-name="P47"><text:tab/>\n</text:p>
      <text:p text:style-name="P47"><text:tab/>ID (3)<text:tab/><text:tab/><text:tab/><text:tab/><text:tab/><text:tab/><text:tab/><text:tab/>Base-64</text:p>
      <text:p text:style-name="P47"><text:tab/>\n</text:p>
      <text:p text:style-name="P47"><text:tab/>Message (4)<text:tab/><text:tab/><text:tab/><text:tab/><text:tab/><text:tab/><text:tab/><text:tab/>Base-64</text:p>
      <text:p text:style-name="P47"><text:soft-page-break/><text:tab/>\n</text:p>
      <text:p text:style-name="P47"><text:tab/>UTC Date (5)<text:tab/><text:tab/><text:tab/><text:tab/><text:tab/><text:tab/><text:tab/>Base-64</text:p>
      <text:p text:style-name="P47">}</text:p>
      <text:p text:style-name="P47"/>
      <text:p text:style-name="P47">[SHA-384 HMAC] (2)<text:tab/><text:tab/><text:tab/><text:tab/><text:tab/><text:tab/><text:tab/>Base-64</text:p>
      <text:p text:style-name="P47">{</text:p>
      <text:p text:style-name="P47"><text:tab/>[AES-256] (1)</text:p>
      <text:p text:style-name="P47">}</text:p>
      <text:p text:style-name="P47"/>
      <text:p text:style-name="P47">[Destination SHA-512 HMAC] (3)<text:tab/><text:tab/><text:tab/><text:tab/><text:tab/>Base-64</text:p>
      <text:p text:style-name="P47">{</text:p>
      <text:p text:style-name="P47"><text:tab/>[AES-256] || [SHA-384 HMAC] (1)</text:p>
      <text:p text:style-name="P47">}</text:p>
      <text:p text:style-name="P67"/>
      <text:p text:style-name="P67">FIRE-STATUS</text:p>
      <text:p text:style-name="P48">[AES-256] (1)</text:p>
      <text:p text:style-name="P48">{</text:p>
      <text:p text:style-name="P48"><text:tab/>0040a (1)<text:tab/><text:tab/><text:tab/><text:tab/><text:tab/><text:tab/><text:tab/><text:tab/>Base-64</text:p>
      <text:p text:style-name="P48"><text:tab/>\n</text:p>
      <text:p text:style-name="P48"><text:tab/>Name (2)<text:tab/><text:tab/><text:tab/><text:tab/><text:tab/><text:tab/><text:tab/><text:tab/>Base-64</text:p>
      <text:p text:style-name="P48"><text:tab/>\n</text:p>
      <text:p text:style-name="P48"><text:tab/>ID (3)<text:tab/><text:tab/><text:tab/><text:tab/><text:tab/><text:tab/><text:tab/><text:tab/>Base-64</text:p>
      <text:p text:style-name="P48"><text:tab/>\n</text:p>
      <text:p text:style-name="P48"><text:tab/>UTC Date (4)<text:tab/><text:tab/><text:tab/><text:tab/><text:tab/><text:tab/><text:tab/>Base-64</text:p>
      <text:p text:style-name="P48">}</text:p>
      <text:p text:style-name="P48"/>
      <text:p text:style-name="P48">[SHA-384 HMAC] (2)<text:tab/><text:tab/><text:tab/><text:tab/><text:tab/><text:tab/><text:tab/>Base-64</text:p>
      <text:p text:style-name="P48">{</text:p>
      <text:p text:style-name="P48"><text:tab/>[AES-256] (1)</text:p>
      <text:p text:style-name="P48">}</text:p>
      <text:p text:style-name="P48"/>
      <text:p text:style-name="P48">[Destination SHA-512 HMAC] (3)<text:tab/><text:tab/><text:tab/><text:tab/><text:tab/>Base-64</text:p>
      <text:p text:style-name="P48">{</text:p>
      <text:p text:style-name="P48"><text:soft-page-break/><text:tab/>[AES-256] || [SHA-384 HMAC] (1)</text:p>
      <text:p text:style-name="P48">}</text:p>
      <text:p text:style-name="P64"/>
      <text:p text:style-name="P74">JUGGERNAUT</text:p>
      <text:p text:style-name="P39">[PK] (1)<text:tab/><text:tab/><text:tab/><text:tab/><text:tab/>McEliece <text:span text:style-name="T113">320, </text:span><text:span text:style-name="T244">507, </text:span><text:span text:style-name="T113">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text:span text:style-name="T182">3</text:span> (1)<text:tab/><text:tab/><text:tab/><text:tab/><text:tab/><text:tab/><text:tab/><text:tab/>1 Byte</text:p>
      <text:p text:style-name="P39"><text:tab/>A Timestamp (2)<text:tab/><text:tab/><text:tab/><text:tab/><text:tab/><text:tab/><text:tab/>8 Bytes (Base-64)</text:p>
      <text:p text:style-name="P39"><text:tab/><text:span text:style-name="T181">\n</text:span></text:p>
      <text:p text:style-name="P39"><text:tab/><text:span text:style-name="T183">Payload (3)<text:tab/><text:tab/><text:tab/><text:tab/><text:tab/><text:tab/><text:tab/><text:tab/>Variable (Base-64)</text:span></text:p>
      <text:p text:style-name="P39"><text:tab/><text:span text:style-name="T183">\n</text:span></text:p>
      <text:p text:style-name="P39"><text:tab/>[PK Signature] (<text:span text:style-name="T183">4</text:span>)<text:tab/><text:tab/><text:tab/><text:tab/><text:tab/><text:tab/>Variable <text:span text:style-name="T117">(</text:span>Base-64)</text:p>
      <text:p text:style-name="P39"><text:tab/>{</text:p>
      <text:p text:style-name="P39"><text:tab/><text:tab/>[PK] (1) || [AES-256] (1 ... <text:span text:style-name="T183">3</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text:soft-page-break/>[Destination SHA-512 HMAC] (4)<text:tab/><text:tab/><text:tab/><text:tab/><text:tab/>64 Bytes</text:p>
      <text:p text:style-name="P39">{</text:p>
      <text:p text:style-name="P39"><text:tab/>[PK] || [AES-256] || [SHA-512 HMAC] (1)</text:p>
      <text:p text:style-name="P39">}</text:p>
      <text:p text:style-name="P62"/>
      <text:p text:style-name="P64"><text:span text:style-name="T158">MESSAGE</text:span>-<text:span text:style-name="T158">READ</text:span></text:p>
      <text:p text:style-name="P42">[PK] (1)<text:tab/><text:tab/><text:tab/><text:tab/><text:tab/>McEliece <text:span text:style-name="T113">320, </text:span><text:span text:style-name="T244">507, </text:span><text:span text:style-name="T113">576</text:span> Bytes, RSA Key Size / 8 Bytes</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60">2</text:span> (1)<text:tab/><text:tab/><text:tab/><text:tab/><text:tab/><text:tab/><text:tab/><text:tab/>1 Byte</text:p>
      <text:p text:style-name="P42"><text:tab/><text:span text:style-name="T160">Message Identity</text:span> (2)<text:tab/><text:tab/><text:tab/><text:tab/><text:tab/><text:tab/><text:span text:style-name="T160">64</text:span> Bytes</text:p>
      <text:p text:style-name="P42"><text:tab/>[PK Signature] (<text:span text:style-name="T161">3</text:span>)<text:tab/><text:tab/><text:tab/><text:tab/><text:tab/><text:tab/>Variable</text:p>
      <text:p text:style-name="P42"><text:tab/>{</text:p>
      <text:p text:style-name="P42"><text:tab/><text:tab/>[PK] (1) || [AES-256] (1 ... <text:span text:style-name="T161">2</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soft-page-break/>{</text:p>
      <text:p text:style-name="P33"><text:tab/>[PK] || [AES-256] || [SHA-512] (1)</text:p>
      <text:p text:style-name="P33">}</text:p>
      <text:p text:style-name="P58"/>
      <text:p text:style-name="P68">PKP-REQUEST <text:span text:style-name="T128">(Via Ozone)</text:span></text:p>
      <text:p text:style-name="P49">[AES-256] (1)</text:p>
      <text:p text:style-name="P49">{</text:p>
      <text:p text:style-name="P49"><text:tab/>0x01 (1)<text:tab/><text:tab/><text:tab/><text:tab/><text:tab/><text:tab/><text:tab/><text:tab/>1 Byte</text:p>
      <text:p text:style-name="P49"><text:tab/>A Timestamp (2)<text:tab/><text:tab/><text:tab/><text:tab/><text:tab/><text:tab/><text:tab/>8 Bytes</text:p>
      <text:p text:style-name="P49"><text:tab/>Destination Smoke Identity (3)<text:tab/><text:tab/><text:tab/><text:tab/><text:span text:style-name="T131">19</text:span> Bytes</text:p>
      <text:p text:style-name="P49"><text:tab/>Requested Smoke Identity (4)<text:tab/><text:tab/><text:tab/><text:tab/><text:tab/><text:span text:style-name="T131">19</text:span> Bytes</text:p>
      <text:p text:style-name="P49">}</text:p>
      <text:p text:style-name="P49"/>
      <text:p text:style-name="P49">[SHA-512 HMAC] (2)<text:tab/><text:tab/><text:tab/><text:tab/><text:tab/><text:tab/><text:tab/>64 Bytes</text:p>
      <text:p text:style-name="P49">{</text:p>
      <text:p text:style-name="P49"><text:tab/>[AES-256] (1)</text:p>
      <text:p text:style-name="P49">}</text:p>
      <text:p text:style-name="P68"/>
      <text:p text:style-name="P72">SHARE-SMOKE-ID <text:span text:style-name="T129">(Via Ozone)</text:span></text:p>
      <text:p text:style-name="P50">[AES-256] (1)</text:p>
      <text:p text:style-name="P50">{</text:p>
      <text:p text:style-name="P50"><text:tab/>0x0<text:span text:style-name="T129">2</text:span> (1)<text:tab/><text:tab/><text:tab/><text:tab/><text:tab/><text:tab/><text:tab/><text:tab/>1 Byte</text:p>
      <text:p text:style-name="P50"><text:tab/>A Timestamp (2)<text:tab/><text:tab/><text:tab/><text:tab/><text:tab/><text:tab/><text:tab/>8 Bytes</text:p>
      <text:p text:style-name="P50"><text:tab/>Smoke Identity (3)<text:tab/><text:tab/><text:tab/><text:tab/><text:tab/><text:tab/><text:span text:style-name="T131">19</text:span> Bytes</text:p>
      <text:p text:style-name="P50"><text:tab/><text:span text:style-name="T133">Temporary Identity (4)<text:tab/><text:tab/><text:tab/><text:tab/><text:tab/><text:tab/>8 Bytes</text:span></text:p>
      <text:p text:style-name="P50">}</text:p>
      <text:p text:style-name="P50"/>
      <text:p text:style-name="P50">[SHA-512 HMAC] (2)<text:tab/><text:tab/><text:tab/><text:tab/><text:tab/><text:tab/><text:tab/>64 Bytes</text:p>
      <text:p text:style-name="P50">{</text:p>
      <text:p text:style-name="P50"><text:tab/>[AES-256] (1)</text:p>
      <text:p text:style-name="P50">}</text:p>
      <text:p text:style-name="P69"/>
      <text:p text:style-name="P73">SHARE-SMOKE-ID-<text:span text:style-name="T164">CONFIRMATION</text:span> <text:span text:style-name="T129">(Via Ozone)</text:span></text:p>
      <text:p text:style-name="P51"><text:soft-page-break/>[AES-256] (1)</text:p>
      <text:p text:style-name="P51">{</text:p>
      <text:p text:style-name="P51"><text:tab/>0x0<text:span text:style-name="T164">3</text:span> (1)<text:tab/><text:tab/><text:tab/><text:tab/><text:tab/><text:tab/><text:tab/><text:tab/>1 Byte</text:p>
      <text:p text:style-name="P51"><text:tab/>A Timestamp (2)<text:tab/><text:tab/><text:tab/><text:tab/><text:tab/><text:tab/><text:tab/>8 Bytes</text:p>
      <text:p text:style-name="P51"><text:tab/>Smoke Identity (3)<text:tab/><text:tab/><text:tab/><text:tab/><text:tab/><text:tab/><text:span text:style-name="T131">19</text:span> Bytes</text:p>
      <text:p text:style-name="P51"><text:tab/><text:span text:style-name="T165">Temporary Identity (4)<text:tab/><text:tab/><text:tab/><text:tab/><text:tab/><text:tab/>8 Bytes</text:span></text:p>
      <text:p text:style-name="P51">}</text:p>
      <text:p text:style-name="P51"/>
      <text:p text:style-name="P51">[SHA-512 HMAC] (2)<text:tab/><text:tab/><text:tab/><text:tab/><text:tab/><text:tab/><text:tab/>64 Bytes</text:p>
      <text:p text:style-name="P51">{</text:p>
      <text:p text:style-name="P51"><text:tab/>[AES-256] (1)</text:p>
      <text:p text:style-name="P51">}</text:p>
      <text:p text:style-name="P70"/>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59"/>
      <text:p text:style-name="P155">STEAM-KEY-EXCHANGE-A</text:p>
      <text:p text:style-name="P43">[PK] (1)<text:tab/><text:tab/><text:tab/><text:tab/><text:tab/>McEliece <text:span text:style-name="T113">320, </text:span><text:span text:style-name="T244">507, </text:span><text:span text:style-name="T113">576</text:span> Bytes, RSA Key Size / 8 Bytes</text:p>
      <text:p text:style-name="P43">{</text:p>
      <text:p text:style-name="P43"><text:tab/>Sender's Public Encryption Key SHA-512 Digest (1)<text:tab/>64 Bytes</text:p>
      <text:p text:style-name="P43">}</text:p>
      <text:p text:style-name="P43"/>
      <text:p text:style-name="P35">[AES-256] (2)</text:p>
      <text:p text:style-name="P35">{</text:p>
      <text:p text:style-name="P35"><text:tab/>0x0<text:span text:style-name="T245">4</text:span> (1)<text:tab/><text:tab/><text:tab/><text:tab/><text:tab/><text:tab/><text:tab/><text:tab/>1 Byte</text:p>
      <text:p text:style-name="P35"><text:tab/>A Timestamp (2)<text:tab/><text:tab/><text:tab/><text:tab/><text:tab/><text:tab/><text:tab/>8 Bytes <text:span text:style-name="T117">(Base-64)</text:span></text:p>
      <text:p text:style-name="P35"><text:soft-page-break/><text:tab/><text:span text:style-name="T179">\n</text:span></text:p>
      <text:p text:style-name="P35"><text:tab/><text:span text:style-name="T118">Ephemeral </text:span>Public Key (3)<text:tab/><text:tab/><text:tab/><text:tab/><text:tab/><text:span text:style-name="T117">Variable (Base-64)</text:span></text:p>
      <text:p text:style-name="P35"><text:tab/><text:span text:style-name="T179">\n</text:span></text:p>
      <text:p text:style-name="P35"><text:tab/><text:span text:style-name="T118">Ephemeral Public Key Type (4)<text:tab/><text:tab/><text:tab/><text:tab/><text:tab/>1 Byte (Base-64)</text:span></text:p>
      <text:p text:style-name="P35"><text:tab/><text:span text:style-name="T179">\n</text:span></text:p>
      <text:p text:style-name="P35"><text:tab/><text:span text:style-name="T248">File</text:span> Identity (<text:span text:style-name="T117">5</text:span>)<text:tab/><text:tab/><text:tab/><text:tab/><text:tab/><text:tab/><text:tab/><text:span text:style-name="T255">48 Bytes</text:span><text:span text:style-name="T248"> </text:span><text:span text:style-name="T117">(Base-64)</text:span></text:p>
      <text:p text:style-name="P35"><text:tab/><text:span text:style-name="T179">\n</text:span></text:p>
      <text:p text:style-name="P35"><text:tab/><text:span text:style-name="T254">File Name (6)<text:tab/><text:tab/><text:tab/><text:tab/><text:tab/><text:tab/><text:tab/>Variable (Base-64)</text:span></text:p>
      <text:p text:style-name="P35"><text:tab/><text:span text:style-name="T254">\n</text:span></text:p>
      <text:p text:style-name="P35"><text:tab/>Sender's Public Encryption Key SHA-512 Digest (<text:span text:style-name="T254">7</text:span>)<text:tab/>64 Bytes <text:span text:style-name="T117">(Base-64)</text:span></text:p>
      <text:p text:style-name="P35"><text:tab/><text:span text:style-name="T179">\n</text:span></text:p>
      <text:p text:style-name="P35"><text:tab/>[PK Signature] (<text:span text:style-name="T254">8</text:span><text:span text:style-name="T117">)</text:span><text:tab/><text:tab/><text:tab/><text:tab/><text:tab/><text:tab/>Variable <text:span text:style-name="T117">(Base-64)</text:span></text:p>
      <text:p text:style-name="P35"><text:tab/>{</text:p>
      <text:p text:style-name="P35"><text:tab/><text:tab/>[PK] (1 ... 2) || [AES-256] (1 ... <text:span text:style-name="T254">7</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75"/>
      <text:p text:style-name="P75">STEAM-KEY-EXCHANGE-<text:span text:style-name="T247">B</text:span></text:p>
      <text:p text:style-name="P37"><text:soft-page-break/>[PK] (1)<text:tab/><text:tab/><text:tab/><text:tab/><text:tab/>McEliece <text:span text:style-name="T113">352, 539, 608</text:span> Bytes, RSA Key Size / 8 Bytes</text:p>
      <text:p text:style-name="P37">{</text:p>
      <text:p text:style-name="P37"><text:tab/>AES-256 Key (1)</text:p>
      <text:p text:style-name="P37"><text:tab/>SHA-512 Key (2)</text:p>
      <text:p text:style-name="P37">}</text:p>
      <text:p text:style-name="P37"/>
      <text:p text:style-name="P37">[AES-256] (2)</text:p>
      <text:p text:style-name="P37">{</text:p>
      <text:p text:style-name="P37"><text:tab/>0x0<text:span text:style-name="T246">5</text:span> (1)<text:tab/><text:tab/><text:tab/><text:tab/><text:tab/><text:tab/><text:tab/><text:tab/>1 Byte</text:p>
      <text:p text:style-name="P37"><text:tab/>A Timestamp (2)<text:tab/><text:tab/><text:tab/><text:tab/><text:tab/><text:tab/><text:tab/>8 Bytes <text:span text:style-name="T119">(Base-64)</text:span></text:p>
      <text:p text:style-name="P37"><text:tab/><text:span text:style-name="T180">\n</text:span></text:p>
      <text:p text:style-name="P37"><text:tab/><text:span text:style-name="T122">Ephemeral </text:span>Public Key (3)<text:tab/><text:tab/><text:tab/><text:tab/><text:tab/><text:span text:style-name="T119">Variable (Base-64)</text:span></text:p>
      <text:p text:style-name="P37"><text:tab/>{</text:p>
      <text:p text:style-name="P37"><text:tab/><text:tab/>AES-256 Key (1)</text:p>
      <text:p text:style-name="P37"><text:tab/><text:tab/>SHA-512 Key (2)</text:p>
      <text:p text:style-name="P37"><text:tab/>}</text:p>
      <text:p text:style-name="P37"><text:tab/><text:span text:style-name="T180">\n</text:span></text:p>
      <text:p text:style-name="P37"><text:tab/><text:span text:style-name="T122">Ephemeral Public Key Type (4)<text:tab/><text:tab/><text:tab/><text:tab/><text:tab/>1 Byte (Base-64)</text:span></text:p>
      <text:p text:style-name="P37"><text:tab/><text:span text:style-name="T180">\n</text:span></text:p>
      <text:p text:style-name="P37"><text:tab/><text:span text:style-name="T248">File </text:span>Identity (<text:span text:style-name="T121">5</text:span>)<text:tab/><text:tab/><text:tab/><text:tab/><text:tab/><text:tab/><text:tab/><text:span text:style-name="T256">48 Bytes </text:span><text:span text:style-name="T119">(Base-64)</text:span></text:p>
      <text:p text:style-name="P275"><text:tab/>\n</text:p>
      <text:p text:style-name="P37"><text:tab/>Sender's Public Encryption Key SHA-512 Digest (<text:span text:style-name="T256">6</text:span>)<text:tab/>64 Bytes <text:span text:style-name="T120">(Base-64)</text:span></text:p>
      <text:p text:style-name="P37"><text:tab/><text:span text:style-name="T180">\n</text:span></text:p>
      <text:p text:style-name="P37"><text:tab/>[PK Signature] (<text:span text:style-name="T256">7</text:span>)<text:tab/><text:tab/><text:tab/><text:tab/><text:tab/><text:tab/>Variable <text:span text:style-name="T120">(Base-64)</text:span></text:p>
      <text:p text:style-name="P37"><text:tab/>{</text:p>
      <text:p text:style-name="P37"><text:tab/><text:tab/>[PK] (1 ... 2) || [AES-256] (1 ... <text:span text:style-name="T256">6</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soft-page-break/><text:tab/>[PK] || [AES-256] (1)</text:p>
      <text:p text:style-name="P37">}</text:p>
      <text:p text:style-name="P37"/>
      <text:p text:style-name="P37">/*</text:p>
      <text:p text:style-name="P37">** The destination is created via the recipient's Smoke <text:span text:style-name="T184">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270"/>
      <text:p text:style-name="P270">STEAM-<text:span text:style-name="T249">SHARE</text:span></text:p>
      <text:p text:style-name="P271">[PK] (1)<text:tab/><text:tab/><text:tab/><text:tab/><text:tab/>McEliece <text:span text:style-name="T113">320, </text:span><text:span text:style-name="T244">507, </text:span><text:span text:style-name="T113">576</text:span> Bytes, RSA Key Size / 8 Bytes</text:p>
      <text:p text:style-name="P271">{</text:p>
      <text:p text:style-name="P271"><text:tab/><text:span text:style-name="T249">File </text:span><text:span text:style-name="T252">Identity </text:span>(1)<text:tab/><text:tab/><text:tab/><text:tab/><text:tab/><text:tab/><text:tab/><text:span text:style-name="T257">48</text:span> Bytes</text:p>
      <text:p text:style-name="P271">}</text:p>
      <text:p text:style-name="P271"/>
      <text:p text:style-name="P273">[AES-256] (2)</text:p>
      <text:p text:style-name="P273">{</text:p>
      <text:p text:style-name="P273"><text:tab/>0x0<text:span text:style-name="T250">6</text:span> (1)<text:tab/><text:tab/><text:tab/><text:tab/><text:tab/><text:tab/><text:tab/><text:tab/>1 Byte</text:p>
      <text:p text:style-name="P273"><text:tab/>A Timestamp (2)<text:tab/><text:tab/><text:tab/><text:tab/><text:tab/><text:tab/><text:tab/>8 Bytes</text:p>
      <text:p text:style-name="P273"><text:tab/><text:span text:style-name="T251">Offset (3)<text:tab/><text:tab/><text:tab/><text:tab/><text:tab/><text:tab/><text:tab/><text:tab/>8 Bytes</text:span></text:p>
      <text:p text:style-name="P273"><text:tab/><text:span text:style-name="T251">Packet (4)<text:tab/><text:tab/><text:tab/><text:tab/><text:tab/><text:tab/><text:tab/><text:tab/>Variable</text:span></text:p>
      <text:p text:style-name="P273">}</text:p>
      <text:p text:style-name="P273"/>
      <text:p text:style-name="P273">[SHA-512 HMAC] (3)<text:tab/><text:tab/><text:tab/><text:tab/><text:tab/><text:tab/><text:tab/>64 Bytes</text:p>
      <text:p text:style-name="P273">{</text:p>
      <text:p text:style-name="P273"><text:tab/>[PK] || [AES-256] (1)</text:p>
      <text:p text:style-name="P273">}</text:p>
      <text:p text:style-name="P273"/>
      <text:p text:style-name="P273">/*</text:p>
      <text:p text:style-name="P273"><text:soft-page-break/>** The destination is created via the recipient's Smoke <text:span text:style-name="T184">I</text:span>dentity.</text:p>
      <text:p text:style-name="P273">*/</text:p>
      <text:p text:style-name="P273"/>
      <text:p text:style-name="P273">[Destination SHA-512 HMAC] (4)<text:tab/><text:tab/><text:tab/><text:tab/><text:tab/>64 Bytes</text:p>
      <text:p text:style-name="P273">{</text:p>
      <text:p text:style-name="P273"><text:tab/>[PK] || [AES-256] || [SHA-512] (1)</text:p>
      <text:p text:style-name="P273">}</text:p>
      <text:p text:style-name="P269"/>
      <text:h text:style-name="P221" text:outline-level="1"><text:bookmark-start text:name="__RefHeading___Toc852_1547525695"/>Neighbors<text:bookmark-end text:name="__RefHeading___Toc852_1547525695"/></text:h>
      <text:p text:style-name="P113"><text:span text:style-name="T141">N</text:span>eighbors may be defined via the Settings activity. This page will describe the various nuances of <text:span text:style-name="T80">network peers.</text:span></text:p>
      <text:p text:style-name="P131">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2">Initialize Ozone</text:p>
      <text:p text:style-name="P132">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4">Non-TLS</text:p>
      <text:p text:style-name="P144">Allows the neighbor to observe traditional socket operations.</text:p>
      <text:p text:style-name="P144">Passthrough</text:p>
      <text:p text:style-name="P144">Passthrough neighbo<text:span text:style-name="T225">rs are special full-duplex connections which Smoke utilizes for distributing data to non-Smoke destinations. Data which is received on passthrough connections is echoed directly to other non-passthrough neighbors if echoing is enabled.</text:span></text:p>
      <text:p text:style-name="P114">A menu accompanies each defined neighbor.</text:p>
      <text:p text:style-name="P114">Connect</text:p>
      <text:p text:style-name="P171">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80">Delete</text:p>
      <text:p text:style-name="P171">Display a confirmation prompt. If confirmed, the specified neighbor is <text:span text:style-name="T85">scheduled for deletion</text:span>.</text:p>
      <text:p text:style-name="P180">Disconnect</text:p>
      <text:p text:style-name="P180"><text:tab/>Instruct Smoke to place the specified neighbor in a disconnect<text:span text:style-name="T216">ed</text:span> status.</text:p>
      <text:p text:style-name="P180">Purge Queue</text:p>
      <text:p text:style-name="P180"><text:tab/>Purge the outbound queue of the specified neighbor.</text:p>
      <text:p text:style-name="P181">Reset SSL/TLS Credentials</text:p>
      <text:p text:style-name="P181"><text:tab/>Reset the locally-stored SSL/TLS credentials of <text:span text:style-name="T217">a </text:span>TCP neighbor.</text:p>
      <text:p text:style-name="P182">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84"><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83">Various per-neighbor statistics are included in the Settings activity. Also included are per-neighbor descriptive errors.</text:p>
      <text:p text:style-name="P185"/>
      <text:h text:style-name="P222" text:outline-level="1"><text:bookmark-start text:name="__RefHeading___Toc503_1878324060"/>New Installation<text:bookmark-end text:name="__RefHeading___Toc503_1878324060"/></text:h>
      <text:p text:style-name="P88">After launching a new installation of Smoke, some initial settings are required.</text:p>
      <text:p text:style-name="P88">Encryption</text:p>
      <text:p text:style-name="P88"><text:tab/>Public-key algorithm. McEliece-Fujisaki and <text:span text:style-name="T60">3072-bit </text:span>RSA are supported.</text:p>
      <text:p text:style-name="P88">Iteration Count</text:p>
      <text:p text:style-name="P178">Local authentication and encryption keys are generated via Argon2id or PBKDF2. The functions require an iteration count. If the selected value exceeds 10 for Argon2id or 7500 for PBKDF2, a confirmation prompt is displayed.</text:p>
      <text:p text:style-name="P88">Password</text:p>
      <text:p text:style-name="P88"><text:tab/>At least one character is required.</text:p>
      <text:p text:style-name="P88">Signature</text:p>
      <text:p text:style-name="P88"><text:tab/>Public-key digital signatures. <text:span text:style-name="T60">384-bit </text:span>ECDSA and <text:span text:style-name="T60">3072-bit </text:span>RSA are supported.</text:p>
      <text:p text:style-name="P89"/>
      <text:h text:style-name="P223" text:outline-level="1"><text:bookmark-start text:name="__RefHeading___Toc792_1689950355"/>Outbound Queue<text:span text:style-name="T52">s</text:span><text:bookmark-end text:name="__RefHeading___Toc792_1689950355"/></text:h>
      <text:p text:style-name="P140">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79">Please note that peers which are in disconnected status-control states are ignored during the <text:span text:style-name="T105">enqueue </text:span>processes.</text:p>
      <text:p text:style-name="P78"/>
      <text:h text:style-name="P201" text:outline-level="1"><text:bookmark-start text:name="__RefHeading___Toc143_1035930204"/>Ozone Address<text:bookmark-end text:name="__RefHeading___Toc143_1035930204"/></text:h>
      <text:p text:style-name="P101">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3">Please note that public Ozone addresses will introduce denial of service vulnerabilities.</text:p>
      <text:p text:style-name="P53"/>
      <text:h text:style-name="P224" text:outline-level="1"><text:bookmark-start text:name="__RefHeading___Toc749_353659540"/>Participants<text:bookmark-end text:name="__RefHeading___Toc749_353659540"/></text:h>
      <text:p text:style-name="P107">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8">Delete (Smoke Identity)</text:p>
      <text:p text:style-name="P170">Delete the selected participant. A confirmation dialog is displayed.</text:p>
      <text:p text:style-name="P127">Delete Fiasco Keys (Smoke Identity)</text:p>
      <text:p text:style-name="P177">Delete all of the recorded Fiasco keys. The current session keys of the selected participant are not deleted. <text:span text:style-name="T167">A confirmation dialog is displayed.</text:span></text:p>
      <text:p text:style-name="P192">Delete Public Keys (Smoke Identity)</text:p>
      <text:p text:style-name="P195">Delete the Fiasco and public keys of the specified participant. A confirmation dialog is displayed.</text:p>
      <text:p text:style-name="P121">New Name <text:span text:style-name="T106">(Smoke Identity)</text:span></text:p>
      <text:p text:style-name="P172">Assign a new name to the selected participant.</text:p>
      <text:p text:style-name="P108">Request Keys via Ozone (Smoke Identity)</text:p>
      <text:p text:style-name="P170">Submit a <text:span text:style-name="T71">public-</text:span>key request to SmokeStack instances via the selected Smoke Identity. An Ozone address must be defined <text:span text:style-name="T72">for this option to be enabled.</text:span></text:p>
      <text:p text:style-name="P179">Share Keys <text:span text:style-name="T148">Of </text:span>(Smoke Identity)</text:p>
      <text:p text:style-name="P174">The selected participant’s public-key pair <text:span text:style-name="T73">is distributed using the specified Smoke Identity. If a public-key pair does not exist for the specified participant, the option is disabled.</text:span></text:p>
      <text:p text:style-name="P190">Share Smoke ID Of (Smoke Identity)</text:p>
      <text:p text:style-name="P193">The selected participant’s Smoke Identity is distributed using the defined Ozone address. An Ozone address must be defined for this option to be enabled.</text:p>
      <text:p text:style-name="P189"><text:bookmark-start text:name="__RefHeading___Toc1692_948962112"/>View Details (Smoke Identity)<text:bookmark-end text:name="__RefHeading___Toc1692_948962112"/></text:p>
      <text:p text:style-name="P173">View details of the selected participant.</text:p>
      <text:p text:style-name="P189"/>
      <text:h text:style-name="P225" text:outline-level="1"><text:bookmark-start text:name="__RefHeading___Toc2421_617709667"/>Performance Considerations<text:bookmark-end text:name="__RefHeading___Toc2421_617709667"/></text:h>
      <text:p text:style-name="P141">Smoke is a multi-tasking process and several of its internal operations are performed in separate tasks, thus allowing the main thread to remain as responsive as possible.</text:p>
      <text:list xml:id="list2582429236" text:style-name="L3">
        <text:list-item>
          <text:p text:style-name="P241">A special database cursor is maintained for rapid access to data for the Member Chat activity. The cursor is synchronized in various logical regions.</text:p>
        </text:list-item>
        <text:list-item>
          <text:p text:style-name="P242">Automatic requesting of SmokeStack messages is performed <text:span text:style-name="T204">i</text:span>n a separate task.</text:p>
        </text:list-item>
        <text:list-item>
          <text:p text:style-name="P243">Detailed participant status in the Chat activity is gathered in a separate task and reported to the main thread.</text:p>
        </text:list-item>
        <text:list-item>
          <text:p text:style-name="P244">Neighbor data are written in a separate task.</text:p>
        </text:list-item>
        <text:list-item>
          <text:p text:style-name="P245">Neighbor objects are prepared <text:span text:style-name="T204">i</text:span>n a separate task.</text:p>
        </text:list-item>
        <text:list-item>
          <text:p text:style-name="P246">Neighbor statistics <text:span text:style-name="T206">and statuses</text:span> are <text:span text:style-name="T206">prepared </text:span>in a separate task.</text:p>
        </text:list-item>
        <text:list-item>
          <text:p text:style-name="P247">Network data are read in a separate task. Accumulated data are also parsed on a separate task.</text:p>
        </text:list-item>
        <text:list-item>
          <text:p text:style-name="P243">Network status information is gathered in a separate task and reported to the main thread.</text:p>
        </text:list-item>
        <text:list-item>
          <text:p text:style-name="P248">Outbound messages (Chat, Fire, Juggernaut, Message Retrieval Request, Share Smoke Identity) are prepared <text:span text:style-name="T204">i</text:span>n <text:span text:style-name="T204">a </text:span>separate task.</text:p>
        </text:list-item>
        <text:list-item>
          <text:p text:style-name="P249">Participant calling keys are generated <text:span text:style-name="T204">i</text:span>n <text:span text:style-name="T204">a </text:span>separate t<text:span text:style-name="T202">ask.</text:span></text:p>
        </text:list-item>
        <text:list-item>
          <text:p text:style-name="P250">Participant elements for various interface widgets are gathered in a separate task.</text:p>
        </text:list-item>
        <text:list-item>
          <text:p text:style-name="P251">Public-key publications are performed in a separate task.</text:p>
        </text:list-item>
        <text:list-item>
          <text:p text:style-name="P251">Purging of expired Juggernaut credentials, <text:span text:style-name="T203">congestion control data, and participant key streams</text:span> is performed <text:span text:style-name="T204">i</text:span>n a separate task.</text:p>
        </text:list-item>
        <text:list-item>
          <text:p text:style-name="P252">Purging of expired temporary identifiers is performed <text:span text:style-name="T205">i</text:span>n a separate task.</text:p>
        </text:list-item>
        <text:list-item>
          <text:p text:style-name="P253">Purging of malformed outbound data and participants is performed in a separate task.</text:p>
        </text:list-item>
        <text:list-item>
          <text:p text:style-name="P254">Purging of neighbor queues is performed in a separate task.</text:p>
        </text:list-item>
        <text:list-item>
          <text:p text:style-name="P255">Status message broadcasting is performed <text:span text:style-name="T205">i</text:span>n a separate task.</text:p>
        </text:list-item>
        <text:list-item>
          <text:p text:style-name="P256">Steam files are distributed on separate tasks. A separate task prepares Steam tasks.</text:p>
        </text:list-item>
      </text:list>
      <text:p text:style-name="P143"/>
      <text:h text:style-name="P201" text:outline-level="1"><text:bookmark-start text:name="__RefHeading___Toc256_1329608135"/>Private Public-Key Server<text:bookmark-end text:name="__RefHeading___Toc256_1329608135"/></text:h>
      <text:p text:style-name="P54">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4"/>
      <text:h text:style-name="P226" text:outline-level="1"><text:bookmark-start text:name="__RefHeading___Toc1804_1127017888"/>Private Servers<text:bookmark-end text:name="__RefHeading___Toc1804_1127017888"/></text:h>
      <text:p text:style-name="P130">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715530172" text:style-name="L4">
        <text:list-item>
          <text:p text:style-name="P257"><text:span text:style-name="T155">A private s</text:span>erver generates a 64-byte stream of random data <text:span text:style-name="T162">and concatenates the data with the current system time.</text:span></text:p>
        </text:list-item>
        <text:list-item>
          <text:p text:style-name="P257"><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58"><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59">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5">Please define private servers after the desired participants have been completely defined in SmokeStac<text:span text:style-name="T220">k. This is required because SmokeStack instances must be in possession of public-key pairs.</text:span></text:p>
      <text:p text:style-name="P142">Please note that multiple devices may contain identical Smoke instances. Thus, several identical Smoke instances may authenticate themselves with a given SmokeStack instance.</text:p>
      <text:p text:style-name="P147"/>
      <text:h text:style-name="P227"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911333284" text:style-name="L5">
        <text:list-item>
          <text:p text:style-name="P234"><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34"><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34"><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34"><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37">Please note that a Smoke instance must synchronize itself with a remote server after a new Smoke Alias is assigned within Public Data. Synchronization generally completes in approximately 15 seconds.</text:p>
      <text:p text:style-name="P137"/>
      <text:p text:style-name="P138">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201"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0">It is impossible to avoid <text:span text:style-name="T40">SipHash </text:span>collisions <text:span text:style-name="T33">as there are infinitely-many inputs and a limited number of outputs.</text:span></text:p>
      <text:p text:style-name="P120"/>
      <text:h text:style-name="P228" text:outline-level="1"><text:bookmark-start text:name="__RefHeading___Toc2547_3236038107"/>Smoke Pipes (<text:span text:style-name="T227">Simple Steams)</text:span><text:bookmark-end text:name="__RefHeading___Toc2547_3236038107"/></text:h>
      <text:p text:style-name="Text_20_body"><text:bookmark-start text:name="__RefHeading___Toc2549_3236038107"/>Piping through Smoke allows for the <text:span text:style-name="T224">transfer</text:span> of data from Smoke devices to network-capable, non-Smoke devices. The process is as follows:<text:bookmark-end text:name="__RefHeading___Toc2549_3236038107"/></text:p>
      <text:list xml:id="list2953137194" text:style-name="L6">
        <text:list-item>
          <text:p text:style-name="P260"><text:bookmark-start text:name="__RefHeading___Toc2551_3236038107"/>Define a passthrough network interface in Settings. Optionally, disable or enable TLS. <text:span text:style-name="T226">If TLS is enabled, it is expected that the defined endpoint supports TLS.</text:span><text:bookmark-end text:name="__RefHeading___Toc2551_3236038107"/></text:p>
        </text:list-item>
        <text:list-item>
          <text:p text:style-name="P260"><text:bookmark-start text:name="__RefHeading___Toc2553_3236038107"/>Prepare the endpoint service on the destination device. In this example: nc -l 192.168.178.15 4710 &gt; output.<text:bookmark-end text:name="__RefHeading___Toc2553_3236038107"/></text:p>
        </text:list-item>
        <text:list-item>
          <text:p text:style-name="P260"><text:bookmark-start text:name="__RefHeading___Toc2555_3236038107"/>In the Steam activity, select a single file and specify the destination as Other (Non-Smoke). <text:span text:style-name="T227">Tag the file for transfer.</text:span> <text:span text:style-name="T227">Repeat as often as desired.</text:span><text:bookmark-end text:name="__RefHeading___Toc2555_3236038107"/></text:p>
        </text:list-item>
        <text:list-item>
          <text:p text:style-name="P261"><text:bookmark-start text:name="__RefHeading___Toc2557_3236038107"/>Resume each file.<text:bookmark-end text:name="__RefHeading___Toc2557_3236038107"/></text:p>
        </text:list-item>
        <text:list-item>
          <text:p text:style-name="P262">The first file to be tagged is the first file to be transferred.</text:p>
        </text:list-item>
      </text:list>
      <text:p text:style-name="P145"><text:span text:style-name="T227">Using commands such as head and tail, it’s possible to partition the output file into separate files. Data may also be</text:span> pip<text:span text:style-name="T224">ed</text:span> <text:span text:style-name="T224">to </text:span>multiple endpoints.</text:p>
      <text:p text:style-name="P146"><text:span text:style-name="T231">A c</text:span>oncrete example follows.</text:p>
      <text:list xml:id="list2463539274" text:style-name="L7">
        <text:list-item>
          <text:p text:style-name="P263">In a console: “nc -k -l 192.168.178.15 4710 &gt; output”. <text:span text:style-name="T228">If necessary, disable the firewall or prepare specific firewall rules on the destination device.</text:span></text:p>
        </text:list-item>
        <text:list-item>
          <text:p text:style-name="P263">Define the non-TLS passthrough 192.168.178.15:4710 in Smoke’<text:span text:style-name="T229">s Settings activity.</text:span></text:p>
        </text:list-item>
        <text:list-item>
          <text:p text:style-name="P264">Prepare 3 image files for distribution in Smoke.</text:p>
        </text:list-item>
        <text:list-item>
          <text:p text:style-name="P264">Activate the Rewind &amp; Resume All Steams context-<text:span text:style-name="T228">menu option </text:span>in the Steam activity.</text:p>
        </text:list-item>
        <text:list-item>
          <text:p text:style-name="P265">Once the 3 files have been transferred, observe the file sizes of each Steam.</text:p>
        </text:list-item>
        <text:list-item>
          <text:p text:style-name="P265">In a console: “head -c <text:span text:style-name="T230">sizeof(file a)</text:span> output &gt; file1”.</text:p>
        </text:list-item>
        <text:list-item>
          <text:p text:style-name="P265">In a console: “sha256 file1”. The digest must match the digest provided by Smoke.</text:p>
        </text:list-item>
        <text:list-item>
          <text:p text:style-name="P265">In a console: “<text:span text:style-name="T230">tail -c “$((sizeof(file a) + sizeof(file b)))” output | head -c sizeof(file a) &gt; file2”.</text:span></text:p>
        </text:list-item>
        <text:list-item>
          <text:p text:style-name="P266">In a consol<text:span text:style-name="T231">e:</text:span> “sha256 file2”. The digest must match the digest provided by Smoke.</text:p>
        </text:list-item>
        <text:list-item>
          <text:p text:style-name="P267">In a console: “tail -c sizeof(file c) output &gt; file3”.</text:p>
        </text:list-item>
        <text:list-item>
          <text:p text:style-name="P267">Finally: “sha256 file3”. The digest must match the digest provided by Smoke.</text:p>
        </text:list-item>
      </text:list>
      <text:p text:style-name="P154"><text:span text:style-name="T240">The Scripts directory contains a program for partitioning a </text:span><text:span text:style-name="T242">received</text:span><text:span text:style-name="T240"> </text:span><text:span text:style-name="T243">aggregate</text:span><text:span text:style-name="T242"> </text:span><text:span text:style-name="T240">into individual components.</text:span></text:p>
      <text:p text:style-name="P153"/>
      <text:h text:style-name="P229" text:outline-level="1"><text:bookmark-start text:name="__RefHeading___Toc1545_532530284"/><text:span text:style-name="T97">Software </text:span>Distribution<text:bookmark-end text:name="__RefHeading___Toc1545_532530284"/></text:h>
      <text:p text:style-name="P84">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5"/>
      <text:h text:style-name="P201" text:outline-level="1"><text:bookmark-start text:name="__RefHeading___Toc226_1901209788"/>TCP, UDP Protocols<text:bookmark-end text:name="__RefHeading___Toc226_1901209788"/></text:h>
      <text:p text:style-name="P110">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1"><text:span text:style-name="T10">E</text:span><text:span text:style-name="T9">xample UDP multicast address: 239.255.43.21.</text:span></text:p>
      <text:p text:style-name="P8"/>
      <text:h text:style-name="P230" text:outline-level="1"><text:bookmark-start text:name="__RefHeading___Toc857_1547525695"/><text:span text:style-name="T163">Task</text:span> Utilization<text:bookmark-end text:name="__RefHeading___Toc857_1547525695"/></text:h>
      <text:p text:style-name="P115">Smoke is an extremely <text:span text:style-name="T163">task-oriented</text:span> application. For example, the Kernel object utilizes <text:span text:style-name="T223">8</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5"/>
      <text:h text:style-name="P231" text:outline-level="1"><text:bookmark-start text:name="__RefHeading__1732_663878714"/>Time<text:bookmark-end text:name="__RefHeading__1732_663878714"/></text:h>
      <text:p text:style-name="P126">Time references are included in various message structures. Therefore, it is important that <text:span text:style-name="T134">a device’s</text:span> local clock is correct. Smoke also performs numerous internal processes which are time-sensitive.</text:p>
      <text:p text:style-name="P126"/>
      <text:h text:style-name="P232" text:outline-level="1"><text:bookmark-start text:name="__RefHeading___Toc789_736866454"/>UDP Datagrams<text:bookmark-end text:name="__RefHeading___Toc789_736866454"/></text:h>
      <text:p text:style-name="P109">Outbound UDP messages are partitioned into 576-byte datagrams. For example, a 15000-byte message will be partitioned into 27 datagrams.</text:p>
      <text:p text:style-name="P109"/>
      <text:h text:style-name="P233" text:outline-level="1"><text:bookmark-start text:name="__RefHeading___Toc785_736866454"/>Verifying Public-Key Ownership<text:bookmark-end text:name="__RefHeading___Toc785_736866454"/></text:h>
      <text:p text:style-name="P152"><text:span text:style-name="T241">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1">A </text:span><text:span text:style-name="T240">recipient</text:span><text:span text:style-name="T241"> instance verifies the signatures and accepts the public-key pairs if the signatures are valid. McEliece signatures are not included and are therefore not verified. </text:span><text:span text:style-name="T150">Summary:</text:span></text:p>
      <text:list xml:id="list1336823983" text:style-name="L8">
        <text:list-item>
          <text:p text:style-name="P268">Concatenate the <text:span text:style-name="T151">encoded forms of the </text:span>encryption and <text:span text:style-name="T151">the </text:span>signature public keys.</text:p>
        </text:list-item>
        <text:list-item>
          <text:p text:style-name="P268">Digitally sign the <text:span text:style-name="T151">concatenated product u</text:span>sing the private encryption key.</text:p>
        </text:list-item>
        <text:list-item>
          <text:p text:style-name="P268">Digitally sign the <text:span text:style-name="T151">concatenated product</text:span> using the private signature key.</text:p>
        </text:list-item>
        <text:list-item>
          <text:p text:style-name="P268">Bundle the two digital signatures.</text:p>
        </text:list-item>
      </text:list>
      <text:p text:style-name="P1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5-11T14:41:58.051357365</dc:date>
    <meta:editing-duration>P7DT5H4M14S</meta:editing-duration>
    <meta:editing-cycles>1275</meta:editing-cycles>
    <meta:generator>LibreOffice/6.4.3.2$Linux_X86_64 LibreOffice_project/40$Build-2</meta:generator>
    <meta:document-statistic meta:table-count="0" meta:image-count="0" meta:object-count="0" meta:page-count="59" meta:paragraph-count="769" meta:word-count="5948" meta:character-count="39636" meta:non-whitespace-character-count="32819"/>
  </office:meta>
</office:document-meta>
</file>